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3BA1DD61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505cm" fo:margin-left="-1.944cm" fo:margin-top="0cm" fo:margin-bottom="0cm" table:align="left" style:writing-mode="lr-tb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15.5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1c1a8"/>
    </style:style>
    <style:style style:name="P2" style:family="paragraph" style:parent-style-name="Title">
      <style:text-properties fo:color="#ce181e" loext:opacity="100%" fo:language="pt" fo:country="BR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6" style:family="paragraph" style:parent-style-name="Standard">
      <style:text-properties fo:language="pt" fo:country="BR" officeooo:paragraph-rsid="00034c85"/>
    </style:style>
    <style:style style:name="P7" style:family="paragraph" style:parent-style-name="Text_20_body">
      <style:text-properties officeooo:paragraph-rsid="00034c85"/>
    </style:style>
    <style:style style:name="P8" style:family="paragraph" style:parent-style-name="Text_20_body" style:list-style-name="L1">
      <style:text-properties fo:language="pt" fo:country="BR" officeooo:paragraph-rsid="00034c85"/>
    </style:style>
    <style:style style:name="P9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P10" style:family="paragraph" style:parent-style-name="Standard">
      <style:paragraph-properties fo:break-before="page"/>
      <style:text-properties fo:language="pt" fo:country="BR" officeooo:paragraph-rsid="00034c85"/>
    </style:style>
    <style:style style:name="P11" style:family="paragraph" style:parent-style-name="Standard">
      <style:text-properties fo:language="pt" fo:country="BR" officeooo:rsid="000cce9c" officeooo:paragraph-rsid="000cce9c"/>
    </style:style>
    <style:style style:name="P12" style:family="paragraph" style:parent-style-name="Standard">
      <style:text-properties fo:language="pt" fo:country="BR" officeooo:paragraph-rsid="000cce9c"/>
    </style:style>
    <style:style style:name="P13" style:family="paragraph" style:parent-style-name="Standard">
      <style:text-properties officeooo:paragraph-rsid="005278f7"/>
    </style:style>
    <style:style style:name="P14" style:family="paragraph" style:parent-style-name="Standard">
      <style:text-properties officeooo:paragraph-rsid="00034c85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16" style:family="paragraph" style:parent-style-name="Standard">
      <style:paragraph-properties fo:text-align="start" style:justify-single-word="false"/>
      <style:text-properties fo:language="pt" fo:country="BR" officeooo:paragraph-rsid="0003b581"/>
    </style:style>
    <style:style style:name="P17" style:family="paragraph" style:parent-style-name="Standard">
      <style:text-properties fo:language="pt" fo:country="BR" officeooo:rsid="001aba8d" officeooo:paragraph-rsid="00034c85"/>
    </style:style>
    <style:style style:name="P18" style:family="paragraph" style:parent-style-name="Standard">
      <style:paragraph-properties fo:line-height="100%"/>
      <style:text-properties fo:language="pt" fo:country="BR" officeooo:paragraph-rsid="00034c85"/>
    </style:style>
    <style:style style:name="P19" style:family="paragraph" style:parent-style-name="Standard">
      <style:paragraph-properties fo:line-height="100%"/>
      <style:text-properties fo:language="pt" fo:country="BR" officeooo:paragraph-rsid="000bb5a1"/>
    </style:style>
    <style:style style:name="P20" style:family="paragraph" style:parent-style-name="Standard" style:list-style-name="L2">
      <style:paragraph-properties fo:line-height="100%"/>
      <style:text-properties officeooo:paragraph-rsid="000bb5a1"/>
    </style:style>
    <style:style style:name="P21" style:family="paragraph" style:parent-style-name="Text_20_body" style:list-style-name="L3">
      <style:paragraph-properties fo:margin-top="0cm" fo:margin-bottom="0cm" style:contextual-spacing="false" fo:line-height="100%"/>
    </style:style>
    <style:style style:name="P22" style:family="paragraph" style:parent-style-name="Text_20_body" style:list-style-name="L4">
      <style:paragraph-properties fo:line-height="100%"/>
    </style:style>
    <style:style style:name="P23" style:family="paragraph" style:parent-style-name="Standard">
      <style:paragraph-properties style:line-height-at-least="0.503cm"/>
      <style:text-properties fo:language="pt" fo:country="BR" officeooo:paragraph-rsid="00034c85"/>
    </style:style>
    <style:style style:name="P24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fo:language="pt" fo:country="BR" officeooo:paragraph-rsid="00034c85"/>
    </style:style>
    <style:style style:name="P25" style:family="paragraph" style:parent-style-name="Standard">
      <style:text-properties fo:language="pt" fo:country="BR" officeooo:rsid="0016e723" officeooo:paragraph-rsid="00034c85"/>
    </style:style>
    <style:style style:name="P26" style:family="paragraph" style:parent-style-name="Standard" style:list-style-name="L5">
      <style:text-properties fo:language="pt" fo:country="BR" officeooo:rsid="0016e723" officeooo:paragraph-rsid="00034c85"/>
    </style:style>
    <style:style style:name="P27" style:family="paragraph" style:parent-style-name="Standard" style:list-style-name="L5">
      <style:text-properties fo:language="pt" fo:country="BR" officeooo:paragraph-rsid="00034c85"/>
    </style:style>
    <style:style style:name="P28" style:family="paragraph" style:parent-style-name="Standard" style:list-style-name="L6">
      <style:text-properties fo:language="pt" fo:country="BR" officeooo:paragraph-rsid="00034c85"/>
    </style:style>
    <style:style style:name="P29" style:family="paragraph" style:parent-style-name="Standard" style:list-style-name="L6">
      <style:text-properties fo:language="pt" fo:country="BR" officeooo:rsid="001a1828" officeooo:paragraph-rsid="001a1828"/>
    </style:style>
    <style:style style:name="P30" style:family="paragraph" style:parent-style-name="Standard" style:list-style-name="L6">
      <style:paragraph-properties style:line-height-at-least="0.503cm"/>
      <style:text-properties fo:language="pt" fo:country="BR" officeooo:paragraph-rsid="00034c85"/>
    </style:style>
    <style:style style:name="P31" style:family="paragraph" style:parent-style-name="Standard" style:list-style-name="L6">
      <style:paragraph-properties style:line-height-at-least="0.503cm"/>
      <style:text-properties fo:language="pt" fo:country="BR" officeooo:paragraph-rsid="001beeb5"/>
    </style:style>
    <style:style style:name="P32" style:family="paragraph" style:parent-style-name="Standard" style:list-style-name="L6">
      <style:paragraph-properties style:line-height-at-least="0.503cm"/>
      <style:text-properties fo:language="pt" fo:country="BR" officeooo:paragraph-rsid="0021ab39"/>
    </style:style>
    <style:style style:name="P33" style:family="paragraph" style:parent-style-name="Standard" style:list-style-name="L7">
      <style:text-properties fo:language="pt" fo:country="BR" officeooo:paragraph-rsid="00034c85"/>
    </style:style>
    <style:style style:name="P34" style:family="paragraph" style:parent-style-name="Standard" style:list-style-name="L7">
      <style:text-properties fo:language="pt" fo:country="BR" officeooo:paragraph-rsid="001d3366"/>
    </style:style>
    <style:style style:name="P35" style:family="paragraph" style:parent-style-name="Standard" style:list-style-name="L7">
      <style:text-properties officeooo:paragraph-rsid="00034c85"/>
    </style:style>
    <style:style style:name="P36" style:family="paragraph" style:parent-style-name="Standard" style:list-style-name="L7">
      <style:text-properties officeooo:paragraph-rsid="001daa5b"/>
    </style:style>
    <style:style style:name="P37" style:family="paragraph" style:parent-style-name="Standard" style:list-style-name="L8">
      <style:text-properties fo:language="pt" fo:country="BR" officeooo:paragraph-rsid="00034c85"/>
    </style:style>
    <style:style style:name="P38" style:family="paragraph" style:parent-style-name="Standard" style:list-style-name="L8">
      <style:text-properties fo:language="pt" fo:country="BR" officeooo:rsid="001db2b0" officeooo:paragraph-rsid="00034c85"/>
    </style:style>
    <style:style style:name="P39" style:family="paragraph" style:parent-style-name="Standard" style:list-style-name="L8">
      <style:text-properties fo:language="pt" fo:country="BR" officeooo:rsid="00212aa1" officeooo:paragraph-rsid="00034c85"/>
    </style:style>
    <style:style style:name="P40" style:family="paragraph" style:parent-style-name="Standard" style:list-style-name="L8">
      <style:text-properties fo:language="pt" fo:country="BR" officeooo:rsid="002acdd9" officeooo:paragraph-rsid="00034c85"/>
    </style:style>
    <style:style style:name="P41" style:family="paragraph" style:parent-style-name="Standard" style:list-style-name="L8">
      <style:text-properties fo:language="pt" fo:country="BR" fo:font-weight="normal" officeooo:rsid="002bb448" officeooo:paragraph-rsid="00034c85" style:font-weight-asian="normal" style:font-weight-complex="normal"/>
    </style:style>
    <style:style style:name="P42" style:family="paragraph" style:parent-style-name="Standard">
      <style:text-properties fo:language="pt" fo:country="BR" officeooo:rsid="001f9cd3" officeooo:paragraph-rsid="00034c85"/>
    </style:style>
    <style:style style:name="P43" style:family="paragraph" style:parent-style-name="Standard">
      <style:paragraph-properties fo:text-align="center" style:justify-single-word="false"/>
      <style:text-properties fo:language="pt" fo:country="BR" officeooo:paragraph-rsid="00034c85"/>
    </style:style>
    <style:style style:name="P44" style:family="paragraph" style:parent-style-name="Standard">
      <style:paragraph-properties fo:text-align="start" style:justify-single-word="false"/>
      <style:text-properties fo:language="pt" fo:country="BR" officeooo:rsid="00231eef" officeooo:paragraph-rsid="00034c85"/>
    </style:style>
    <style:style style:name="P45" style:family="paragraph" style:parent-style-name="Standard" style:list-style-name="L9">
      <style:paragraph-properties fo:text-align="start" style:justify-single-word="false"/>
      <style:text-properties fo:language="pt" fo:country="BR" officeooo:rsid="0027e338" officeooo:paragraph-rsid="00034c85"/>
    </style:style>
    <style:style style:name="P46" style:family="paragraph" style:parent-style-name="Standard" style:list-style-name="L9">
      <style:paragraph-properties fo:text-align="start" style:justify-single-word="false"/>
      <style:text-properties fo:language="pt" fo:country="BR" officeooo:paragraph-rsid="00034c85"/>
    </style:style>
    <style:style style:name="P47" style:family="paragraph" style:parent-style-name="Standard" style:list-style-name="L9">
      <style:paragraph-properties fo:text-align="start" style:justify-single-word="false"/>
      <style:text-properties fo:language="pt" fo:country="BR" officeooo:rsid="00280c38" officeooo:paragraph-rsid="00034c85"/>
    </style:style>
    <style:style style:name="P48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49" style:family="paragraph" style:parent-style-name="Subtitle">
      <style:text-properties officeooo:paragraph-rsid="00034c85"/>
    </style:style>
    <style:style style:name="P50" style:family="paragraph" style:parent-style-name="Heading_20_2">
      <style:paragraph-properties fo:text-align="center" style:justify-single-word="false" fo:break-before="page"/>
      <style:text-properties fo:color="#c9211e" loext:opacity="100%" fo:language="pt" fo:country="BR"/>
    </style:style>
    <style:style style:name="P51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language="pt" fo:country="BR"/>
    </style:style>
    <style:style style:name="P52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  <style:text-properties style:font-name="Consolas" fo:language="pt" fo:country="BR"/>
    </style:style>
    <style:style style:name="P53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55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fo:language="pt" fo:country="BR"/>
    </style:style>
    <style:style style:name="P56" style:family="paragraph" style:parent-style-name="Heading_20_1">
      <style:paragraph-properties fo:text-align="center" style:justify-single-word="false" fo:break-before="page"/>
      <style:text-properties fo:language="pt" fo:country="BR" officeooo:paragraph-rsid="003672ad"/>
    </style:style>
    <style:style style:name="P57" style:family="paragraph" style:parent-style-name="Text_20_body">
      <style:text-properties fo:language="pt" fo:country="BR" officeooo:paragraph-rsid="0028eeb8"/>
    </style:style>
    <style:style style:name="P58" style:family="paragraph" style:parent-style-name="Text_20_body">
      <style:text-properties officeooo:rsid="0028eeb8" officeooo:paragraph-rsid="0028eeb8"/>
    </style:style>
    <style:style style:name="P59" style:family="paragraph" style:parent-style-name="Text_20_body">
      <style:text-properties officeooo:paragraph-rsid="004a3f35"/>
    </style:style>
    <style:style style:name="P60" style:family="paragraph" style:parent-style-name="Text_20_body">
      <style:text-properties fo:language="pt" fo:country="BR" officeooo:rsid="0028eeb8" officeooo:paragraph-rsid="0028eeb8"/>
    </style:style>
    <style:style style:name="P61" style:family="paragraph" style:parent-style-name="Text_20_body" style:list-style-name="L10">
      <style:text-properties officeooo:paragraph-rsid="0028eeb8"/>
    </style:style>
    <style:style style:name="P62" style:family="paragraph" style:parent-style-name="Text_20_body" style:list-style-name="L10">
      <style:text-properties officeooo:paragraph-rsid="002d7235"/>
    </style:style>
    <style:style style:name="P63" style:family="paragraph" style:parent-style-name="Text_20_body" style:list-style-name="L10">
      <style:text-properties officeooo:paragraph-rsid="0030002c"/>
    </style:style>
    <style:style style:name="P64" style:family="paragraph" style:parent-style-name="Text_20_body" style:list-style-name="L10">
      <style:text-properties officeooo:paragraph-rsid="00319414"/>
    </style:style>
    <style:style style:name="P65" style:family="paragraph" style:parent-style-name="Text_20_body" style:list-style-name="L10">
      <style:text-properties officeooo:paragraph-rsid="00332145"/>
    </style:style>
    <style:style style:name="P66" style:family="paragraph" style:parent-style-name="Text_20_body" style:list-style-name="L10">
      <style:text-properties officeooo:paragraph-rsid="003903c6"/>
    </style:style>
    <style:style style:name="P67" style:family="paragraph" style:parent-style-name="Text_20_body" style:list-style-name="L10">
      <style:text-properties officeooo:paragraph-rsid="00395a57"/>
    </style:style>
    <style:style style:name="P68" style:family="paragraph" style:parent-style-name="Text_20_body" style:list-style-name="L10">
      <style:text-properties officeooo:paragraph-rsid="003aaf37"/>
    </style:style>
    <style:style style:name="P69" style:family="paragraph" style:parent-style-name="Text_20_body" style:list-style-name="L10">
      <style:text-properties officeooo:paragraph-rsid="003dbe03"/>
    </style:style>
    <style:style style:name="P70" style:family="paragraph" style:parent-style-name="Text_20_body" style:list-style-name="L10">
      <style:text-properties officeooo:paragraph-rsid="0044d36b"/>
    </style:style>
    <style:style style:name="P71" style:family="paragraph" style:parent-style-name="Text_20_body" style:list-style-name="L10">
      <style:text-properties officeooo:paragraph-rsid="0044c921"/>
    </style:style>
    <style:style style:name="P72" style:family="paragraph" style:parent-style-name="Text_20_body" style:list-style-name="L10">
      <style:text-properties officeooo:paragraph-rsid="004e75a9"/>
    </style:style>
    <style:style style:name="P73" style:family="paragraph" style:parent-style-name="Text_20_body" style:list-style-name="L10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6bf40"/>
    </style:style>
    <style:style style:name="P74" style:family="paragraph" style:parent-style-name="Text_20_body" style:list-style-name="L10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8fdc0"/>
    </style:style>
    <style:style style:name="P75" style:family="paragraph" style:parent-style-name="Title">
      <style:paragraph-properties fo:break-before="page"/>
      <style:text-properties fo:color="#c9211e" loext:opacity="100%" fo:language="pt" fo:country="BR" officeooo:paragraph-rsid="00387219"/>
    </style:style>
    <style:style style:name="P76" style:family="paragraph" style:parent-style-name="Standard">
      <style:text-properties fo:language="pt" fo:country="BR" officeooo:rsid="0016da62" officeooo:paragraph-rsid="00387219"/>
    </style:style>
    <style:style style:name="P77" style:family="paragraph" style:parent-style-name="Standard">
      <style:text-properties fo:language="pt" fo:country="BR" officeooo:paragraph-rsid="00387219"/>
    </style:style>
    <style:style style:name="P78" style:family="paragraph" style:parent-style-name="Text_20_body">
      <style:text-properties fo:language="pt" fo:country="BR" officeooo:paragraph-rsid="00387219"/>
    </style:style>
    <style:style style:name="P79" style:family="paragraph" style:parent-style-name="Standard">
      <style:text-properties fo:language="pt" fo:country="BR" officeooo:rsid="002d1e95" officeooo:paragraph-rsid="00387219"/>
    </style:style>
    <style:style style:name="P80" style:family="paragraph" style:parent-style-name="Standard" style:list-style-name="L11">
      <style:text-properties fo:language="pt" fo:country="BR" officeooo:rsid="002d1e95" officeooo:paragraph-rsid="00387219"/>
    </style:style>
    <style:style style:name="P81" style:family="paragraph" style:parent-style-name="Standard" style:list-style-name="L11">
      <style:text-properties fo:language="pt" fo:country="BR" officeooo:rsid="002dcb61" officeooo:paragraph-rsid="00387219"/>
    </style:style>
    <style:style style:name="P82" style:family="paragraph" style:parent-style-name="Standard" style:list-style-name="L11">
      <style:text-properties fo:language="pt" fo:country="BR" officeooo:paragraph-rsid="00387219"/>
    </style:style>
    <style:style style:name="P83" style:family="paragraph" style:parent-style-name="Standard" style:list-style-name="L11">
      <style:text-properties fo:language="pt" fo:country="BR" officeooo:rsid="003003ad" officeooo:paragraph-rsid="00387219"/>
    </style:style>
    <style:style style:name="P84" style:family="paragraph" style:parent-style-name="Standard" style:list-style-name="L11">
      <style:text-properties fo:language="pt" fo:country="BR" officeooo:rsid="0034beb8" officeooo:paragraph-rsid="00387219"/>
    </style:style>
    <style:style style:name="P85" style:family="paragraph" style:parent-style-name="Standard" style:list-style-name="L11">
      <style:text-properties fo:language="pt" fo:country="BR" officeooo:rsid="00320908" officeooo:paragraph-rsid="00387219"/>
    </style:style>
    <style:style style:name="P86" style:family="paragraph" style:parent-style-name="Standard" style:list-style-name="L11">
      <style:text-properties officeooo:rsid="002dcb61" officeooo:paragraph-rsid="00387219"/>
    </style:style>
    <style:style style:name="P87" style:family="paragraph" style:parent-style-name="Standard" style:list-style-name="L11">
      <style:text-properties officeooo:paragraph-rsid="00387219"/>
    </style:style>
    <style:style style:name="P88" style:family="paragraph" style:parent-style-name="Heading_20_2">
      <style:paragraph-properties fo:text-align="center" style:justify-single-word="false" fo:break-before="page" fo:keep-with-next="always"/>
      <style:text-properties fo:color="#c9211e" loext:opacity="100%" fo:language="pt" fo:country="BR" officeooo:paragraph-rsid="00387219"/>
    </style:style>
    <style:style style:name="P89" style:family="paragraph" style:parent-style-name="Text_20_body">
      <style:paragraph-properties fo:line-height="100%"/>
      <style:text-properties fo:color="#c9211e" loext:opacity="100%" style:font-name="Liberation Serif" fo:language="pt" fo:country="BR" officeooo:paragraph-rsid="00387219"/>
    </style:style>
    <style:style style:name="P90" style:family="paragraph" style:parent-style-name="Text_20_body">
      <style:paragraph-properties fo:line-height="100%"/>
      <style:text-properties officeooo:paragraph-rsid="00387219"/>
    </style:style>
    <style:style style:name="T1" style:family="text">
      <style:text-properties fo:color="#c9211e" loext:opacity="100%" fo:language="pt" fo:country="BR"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officeooo:rsid="0004f6b5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language="pt" fo:country="BR" officeooo:rsid="003f7c4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b1c9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language="pt" fo:country="BR" fo:font-weight="normal" style:font-weight-asian="normal" style:font-weight-complex="normal"/>
    </style:style>
    <style:style style:name="T10" style:family="text">
      <style:text-properties fo:color="#2a6099" loext:opacity="100%" fo:language="pt" fo:country="BR" fo:font-weight="bold" style:font-weight-asian="bold" style:font-weight-complex="bold"/>
    </style:style>
    <style:style style:name="T11" style:family="text">
      <style:text-properties fo:language="pt" fo:country="BR" fo:font-weight="normal" officeooo:rsid="005d269d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weight="normal" officeooo:rsid="005d269d" style:font-weight-asian="normal" style:font-weight-complex="normal"/>
    </style:style>
    <style:style style:name="T15" style:family="text">
      <style:text-properties officeooo:rsid="0039db65"/>
    </style:style>
    <style:style style:name="T16" style:family="text">
      <style:text-properties officeooo:rsid="0016da62"/>
    </style:style>
    <style:style style:name="T17" style:family="text">
      <style:text-properties officeooo:rsid="00164e75"/>
    </style:style>
    <style:style style:name="T18" style:family="text">
      <style:text-properties officeooo:rsid="000cce9c"/>
    </style:style>
    <style:style style:name="T19" style:family="text">
      <style:text-properties officeooo:rsid="000d240d"/>
    </style:style>
    <style:style style:name="T20" style:family="text">
      <style:text-properties fo:color="#569cd6" loext:opacity="100%" style:font-name="Consolas1" fo:font-size="10.5pt" fo:font-weight="normal" fo:background-color="#1f1f1f" loext:char-shading-value="0"/>
    </style:style>
    <style:style style:name="T21" style:family="text">
      <style:text-properties fo:color="#ffff00" loext:opacity="100%" style:font-name="Consolas1" fo:font-size="10.5pt" fo:font-weight="normal" fo:background-color="#1f1f1f" loext:char-shading-value="0"/>
    </style:style>
    <style:style style:name="T22" style:family="text">
      <style:text-properties fo:color="#d4d4d4" loext:opacity="100%" style:font-name="Consolas1" fo:font-size="10.5pt" fo:font-weight="normal" fo:background-color="#1f1f1f" loext:char-shading-value="0"/>
    </style:style>
    <style:style style:name="T23" style:family="text">
      <style:text-properties fo:color="#cccccc" loext:opacity="100%" style:font-name="Consolas1" fo:font-size="10.5pt" fo:font-weight="normal" fo:background-color="#1f1f1f" loext:char-shading-value="0"/>
    </style:style>
    <style:style style:name="T24" style:family="text">
      <style:text-properties fo:language="pt" fo:country="BR" officeooo:rsid="0012106e"/>
    </style:style>
    <style:style style:name="T25" style:family="text">
      <style:text-properties fo:language="pt" fo:country="BR" officeooo:rsid="00513ee2"/>
    </style:style>
    <style:style style:name="T26" style:family="text">
      <style:text-properties fo:color="#cccccc" loext:opacity="100%" style:font-name="Consolas1" fo:font-size="10.5pt" fo:language="pt" fo:country="BR" fo:font-weight="normal" fo:background-color="#1f1f1f" loext:char-shading-value="0"/>
    </style:style>
    <style:style style:name="T27" style:family="text">
      <style:text-properties fo:language="pt" fo:country="BR" officeooo:rsid="0017fdf1"/>
    </style:style>
    <style:style style:name="T28" style:family="text">
      <style:text-properties officeooo:rsid="001aba8d"/>
    </style:style>
    <style:style style:name="T29" style:family="text">
      <style:text-properties officeooo:rsid="0040a3bc"/>
    </style:style>
    <style:style style:name="T30" style:family="text">
      <style:text-properties fo:color="#dcdcaa" loext:opacity="100%" style:font-name="Consolas1" fo:font-size="10.5pt" fo:font-weight="normal" fo:background-color="#1f1f1f" loext:char-shading-value="0"/>
    </style:style>
    <style:style style:name="T31" style:family="text">
      <style:text-properties fo:color="#dcdcaa" loext:opacity="100%" style:font-name="Consolas1" fo:font-size="10.5pt" fo:font-weight="normal" officeooo:rsid="0039db65" fo:background-color="#1f1f1f" loext:char-shading-value="0"/>
    </style:style>
    <style:style style:name="T32" style:family="text">
      <style:text-properties fo:color="#ff8000" loext:opacity="100%" style:font-name="Consolas1" fo:font-size="10.5pt" fo:font-weight="normal" fo:background-color="#1f1f1f" loext:char-shading-value="0"/>
    </style:style>
    <style:style style:name="T33" style:family="text">
      <style:text-properties officeooo:rsid="003b0678"/>
    </style:style>
    <style:style style:name="T34" style:family="text">
      <style:text-properties fo:color="#ce9178" loext:opacity="100%" style:font-name="Consolas1" fo:font-size="10.5pt" fo:font-weight="normal" fo:background-color="#1f1f1f" loext:char-shading-value="0"/>
    </style:style>
    <style:style style:name="T35" style:family="text">
      <style:text-properties fo:color="#dcdcaa" loext:opacity="100%" style:font-name="Consolas1" fo:font-size="10.5pt" fo:font-weight="bold" fo:background-color="#1f1f1f" loext:char-shading-value="0" style:font-weight-asian="bold" style:font-weight-complex="bold"/>
    </style:style>
    <style:style style:name="T36" style:family="text">
      <style:text-properties officeooo:rsid="000bb5a1"/>
    </style:style>
    <style:style style:name="T37" style:family="text">
      <style:text-properties officeooo:rsid="003c58b2"/>
    </style:style>
    <style:style style:name="T38" style:family="text">
      <style:text-properties fo:font-weight="bold" officeooo:rsid="0022ea78" style:font-weight-asian="bold" style:font-weight-complex="bold"/>
    </style:style>
    <style:style style:name="T39" style:family="text">
      <style:text-properties officeooo:rsid="001c0d84"/>
    </style:style>
    <style:style style:name="T40" style:family="text">
      <style:text-properties officeooo:rsid="0016e723"/>
    </style:style>
    <style:style style:name="T41" style:family="text">
      <style:text-properties style:text-underline-style="solid" style:text-underline-width="auto" style:text-underline-color="font-color" officeooo:rsid="0016e723"/>
    </style:style>
    <style:style style:name="T42" style:family="text">
      <style:text-properties officeooo:rsid="0018b86a"/>
    </style:style>
    <style:style style:name="T43" style:family="text">
      <style:text-properties officeooo:rsid="000eac91"/>
    </style:style>
    <style:style style:name="T44" style:family="text">
      <style:text-properties style:font-name="Mono" officeooo:rsid="000eac91"/>
    </style:style>
    <style:style style:name="T45" style:family="text">
      <style:text-properties fo:color="#c9211e" loext:opacity="100%"/>
    </style:style>
    <style:style style:name="T46" style:family="text">
      <style:text-properties fo:color="#c9211e" loext:opacity="100%" officeooo:rsid="0016e723"/>
    </style:style>
    <style:style style:name="T47" style:family="text">
      <style:text-properties officeooo:rsid="001beeb5"/>
    </style:style>
    <style:style style:name="T48" style:family="text">
      <style:text-properties fo:font-weight="bold" officeooo:rsid="001beeb5" style:font-weight-asian="bold" style:font-weight-complex="bold"/>
    </style:style>
    <style:style style:name="T49" style:family="text">
      <style:text-properties officeooo:rsid="00246bf3"/>
    </style:style>
    <style:style style:name="T50" style:family="text">
      <style:text-properties fo:color="#dcdcaa" loext:opacity="100%" style:font-name="Consolas1" fo:font-size="10.5pt" fo:font-weight="normal" officeooo:rsid="001a1828" fo:background-color="#1f1f1f" loext:char-shading-value="0"/>
    </style:style>
    <style:style style:name="T51" style:family="text">
      <style:text-properties fo:color="#dcdcaa" loext:opacity="100%" style:font-name="Consolas1" fo:font-size="10.5pt" fo:font-weight="normal" officeooo:rsid="0021ab39" fo:background-color="#1f1f1f" loext:char-shading-value="0"/>
    </style:style>
    <style:style style:name="T52" style:family="text">
      <style:text-properties officeooo:rsid="001d3366"/>
    </style:style>
    <style:style style:name="T53" style:family="text">
      <style:text-properties fo:color="#2a6099" loext:opacity="100%" fo:font-weight="bold" style:font-weight-asian="bold" style:font-weight-complex="bold"/>
    </style:style>
    <style:style style:name="T54" style:family="text">
      <style:text-properties fo:color="#2a6099" loext:opacity="100%" fo:font-weight="bold" officeooo:rsid="001d3366" style:font-weight-asian="bold" style:font-weight-complex="bold"/>
    </style:style>
    <style:style style:name="T55" style:family="text">
      <style:text-properties fo:color="#2a6099" loext:opacity="100%" fo:language="pt" fo:country="BR" fo:font-weight="bold" officeooo:rsid="001daa5b" style:font-weight-asian="bold" style:font-weight-complex="bold"/>
    </style:style>
    <style:style style:name="T56" style:family="text">
      <style:text-properties fo:language="pt" fo:country="BR" officeooo:rsid="001daa5b"/>
    </style:style>
    <style:style style:name="T57" style:family="text">
      <style:text-properties fo:language="pt" fo:country="BR" fo:font-weight="normal" officeooo:rsid="001daa5b" style:font-weight-asian="normal" style:font-weight-complex="normal"/>
    </style:style>
    <style:style style:name="T58" style:family="text">
      <style:text-properties style:font-name="Mono" fo:language="pt" fo:country="BR"/>
    </style:style>
    <style:style style:name="T59" style:family="text">
      <style:text-properties style:font-name="Mono" fo:language="pt" fo:country="BR" officeooo:rsid="001daa5b"/>
    </style:style>
    <style:style style:name="T60" style:family="text">
      <style:text-properties fo:color="#dcdcaa" loext:opacity="100%" style:font-name="Consolas1" fo:font-size="10.5pt" fo:font-weight="bold" officeooo:rsid="003c58b2" fo:background-color="#1f1f1f" loext:char-shading-value="0" style:font-weight-asian="bold" style:font-weight-complex="bold"/>
    </style:style>
    <style:style style:name="T61" style:family="text">
      <style:text-properties officeooo:rsid="00202f87"/>
    </style:style>
    <style:style style:name="T62" style:family="text">
      <style:text-properties officeooo:rsid="001ee6fa"/>
    </style:style>
    <style:style style:name="T63" style:family="text">
      <style:text-properties officeooo:rsid="0029657a"/>
    </style:style>
    <style:style style:name="T64" style:family="text">
      <style:text-properties fo:color="#dcdcaa" loext:opacity="100%" style:font-name="Consolas1" fo:font-size="10.5pt" fo:font-weight="bold" officeooo:rsid="0029657a" fo:background-color="#1f1f1f" loext:char-shading-value="0" style:font-weight-asian="bold" style:font-weight-complex="bold"/>
    </style:style>
    <style:style style:name="T65" style:family="text">
      <style:text-properties officeooo:rsid="00571b49"/>
    </style:style>
    <style:style style:name="T66" style:family="text">
      <style:text-properties officeooo:rsid="001db2b0"/>
    </style:style>
    <style:style style:name="T67" style:family="text">
      <style:text-properties officeooo:rsid="0020ac97"/>
    </style:style>
    <style:style style:name="T68" style:family="text">
      <style:text-properties fo:font-weight="bold" officeooo:rsid="001db2b0" style:font-weight-asian="bold" style:font-weight-complex="bold"/>
    </style:style>
    <style:style style:name="T69" style:family="text">
      <style:text-properties fo:color="#dcdcaa" loext:opacity="100%" style:font-name="Consolas1" fo:font-size="10.5pt" fo:font-weight="bold" officeooo:rsid="003c73a2" fo:background-color="#1f1f1f" loext:char-shading-value="0" style:font-weight-asian="bold" style:font-weight-complex="bold"/>
    </style:style>
    <style:style style:name="T70" style:family="text">
      <style:text-properties fo:font-weight="normal" officeooo:rsid="002bb448" style:font-weight-asian="normal" style:font-weight-complex="normal"/>
    </style:style>
    <style:style style:name="T71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72" style:family="text">
      <style:text-properties officeooo:rsid="001f9cd3"/>
    </style:style>
    <style:style style:name="T73" style:family="text">
      <style:text-properties style:text-underline-style="solid" style:text-underline-width="auto" style:text-underline-color="font-color" officeooo:rsid="001f9cd3"/>
    </style:style>
    <style:style style:name="T74" style:family="text">
      <style:text-properties fo:color="#9cdcfe" loext:opacity="100%" style:font-name="Consolas1" fo:font-size="10.5pt" fo:font-weight="normal" fo:background-color="#1f1f1f" loext:char-shading-value="0"/>
    </style:style>
    <style:style style:name="T75" style:family="text">
      <style:text-properties officeooo:rsid="0019eb94"/>
    </style:style>
    <style:style style:name="T76" style:family="text">
      <style:text-properties fo:font-weight="bold" officeooo:rsid="0019eb94" style:font-weight-asian="bold" style:font-weight-complex="bold"/>
    </style:style>
    <style:style style:name="T77" style:family="text">
      <style:text-properties officeooo:rsid="0019d9a1"/>
    </style:style>
    <style:style style:name="T78" style:family="text">
      <style:text-properties officeooo:rsid="0027e338"/>
    </style:style>
    <style:style style:name="T79" style:family="text">
      <style:text-properties fo:font-weight="bold" officeooo:rsid="00266643" style:font-weight-asian="bold" style:font-weight-complex="bold"/>
    </style:style>
    <style:style style:name="T80" style:family="text">
      <style:text-properties fo:color="#569cd6" loext:opacity="100%" style:font-name="Consolas1" fo:font-size="10.5pt" fo:font-weight="normal" officeooo:rsid="0027e338" fo:background-color="#1f1f1f" loext:char-shading-value="0"/>
    </style:style>
    <style:style style:name="T81" style:family="text">
      <style:text-properties officeooo:rsid="00280c38"/>
    </style:style>
    <style:style style:name="T82" style:family="text">
      <style:text-properties style:text-underline-style="solid" style:text-underline-width="auto" style:text-underline-color="font-color" officeooo:rsid="00280c38"/>
    </style:style>
    <style:style style:name="T83" style:family="text">
      <style:text-properties officeooo:rsid="00266643"/>
    </style:style>
    <style:style style:name="T84" style:family="text">
      <style:text-properties fo:color="#c9211e" loext:opacity="100%" fo:font-weight="bold" style:font-weight-asian="bold" style:font-weight-complex="bold"/>
    </style:style>
    <style:style style:name="T85" style:family="text">
      <style:text-properties officeooo:rsid="00281067"/>
    </style:style>
    <style:style style:name="T86" style:family="text">
      <style:text-properties style:font-name="Liberation Serif" fo:language="pt" fo:country="BR"/>
    </style:style>
    <style:style style:name="T87" style:family="text">
      <style:text-properties officeooo:rsid="0058e85f"/>
    </style:style>
    <style:style style:name="T88" style:family="text">
      <style:text-properties officeooo:rsid="005c2c0a"/>
    </style:style>
    <style:style style:name="T89" style:family="text">
      <style:text-properties style:font-name="Consolas"/>
    </style:style>
    <style:style style:name="T90" style:family="text">
      <style:text-properties fo:color="#ce181e" loext:opacity="100%" style:font-name="Liberation Sans" fo:font-size="28pt" fo:font-weight="bold" style:font-name-asian="Microsoft YaHei" style:font-size-asian="28pt" style:font-weight-asian="bold" style:font-name-complex="Mangal1" style:font-size-complex="28pt" style:font-weight-complex="bold"/>
    </style:style>
    <style:style style:name="T91" style:family="text">
      <style:text-properties fo:color="#ce181e" loext:opacity="100%" style:font-name="Liberation Sans" fo:font-size="28pt" fo:font-weight="bold" officeooo:rsid="003672ad" style:font-name-asian="Microsoft YaHei" style:font-size-asian="28pt" style:font-weight-asian="bold" style:font-name-complex="Mangal1" style:font-size-complex="28pt" style:font-weight-complex="bold"/>
    </style:style>
    <style:style style:name="T92" style:family="text">
      <style:text-properties fo:language="pt" fo:country="BR" officeooo:rsid="004141fd"/>
    </style:style>
    <style:style style:name="T93" style:family="text">
      <style:text-properties fo:language="pt" fo:country="BR" fo:font-weight="bold" officeooo:rsid="004a3f35" style:font-weight-asian="bold" style:font-weight-complex="bold"/>
    </style:style>
    <style:style style:name="T94" style:family="text">
      <style:text-properties fo:language="pt" fo:country="BR" officeooo:rsid="004a3f35"/>
    </style:style>
    <style:style style:name="T95" style:family="text">
      <style:text-properties fo:language="pt" fo:country="BR" officeooo:rsid="004ef07e"/>
    </style:style>
    <style:style style:name="T96" style:family="text">
      <style:text-properties fo:language="pt" fo:country="BR" officeooo:rsid="00500af1"/>
    </style:style>
    <style:style style:name="T97" style:family="text">
      <style:text-properties fo:font-variant="normal" fo:text-transform="none" fo:color="#dddddd" loext:opacity="100%" fo:font-size="13.5pt" fo:letter-spacing="normal" fo:language="pt" fo:country="BR" fo:font-style="normal" fo:font-weight="normal" fo:background-color="#272822" loext:char-shading-value="0" loext:padding="0cm" loext:border="none"/>
    </style:style>
    <style:style style:name="T98" style:family="text">
      <style:text-properties fo:language="pt" fo:country="BR" officeooo:rsid="0028eeb8"/>
    </style:style>
    <style:style style:name="T99" style:family="text">
      <style:text-properties fo:language="pt" fo:country="BR" officeooo:rsid="003fcbff"/>
    </style:style>
    <style:style style:name="T100" style:family="text">
      <style:text-properties fo:language="pt" fo:country="BR" officeooo:rsid="002bd728"/>
    </style:style>
    <style:style style:name="T101" style:family="text">
      <style:text-properties fo:font-variant="normal" fo:text-transform="none" fo:color="#ffffff" loext:opacity="100%" fo:letter-spacing="normal" fo:language="pt" fo:country="BR" fo:font-style="normal" fo:font-weight="normal" fo:background-color="#272822" loext:char-shading-value="0" loext:padding="0cm" loext:border="none"/>
    </style:style>
    <style:style style:name="T102" style:family="text">
      <style:text-properties fo:language="pt" fo:country="BR" officeooo:rsid="002d7235"/>
    </style:style>
    <style:style style:name="T103" style:family="text">
      <style:text-properties fo:language="pt" fo:country="BR" officeooo:rsid="002e2853"/>
    </style:style>
    <style:style style:name="T104" style:family="text">
      <style:text-properties fo:language="pt" fo:country="BR" officeooo:rsid="0030002c"/>
    </style:style>
    <style:style style:name="T105" style:family="text">
      <style:text-properties fo:font-variant="normal" fo:text-transform="none" fo:color="#dddddd" loext:opacity="100%" fo:font-size="13.5pt" fo:letter-spacing="normal" fo:language="pt" fo:country="BR" fo:font-style="normal" fo:font-weight="normal" officeooo:rsid="0030002c" fo:background-color="#272822" loext:char-shading-value="0" loext:padding="0cm" loext:border="none"/>
    </style:style>
    <style:style style:name="T106" style:family="text">
      <style:text-properties fo:language="pt" fo:country="BR" officeooo:rsid="00319414"/>
    </style:style>
    <style:style style:name="T107" style:family="text">
      <style:text-properties fo:language="pt" fo:country="BR" officeooo:rsid="00332145"/>
    </style:style>
    <style:style style:name="T108" style:family="text">
      <style:text-properties fo:language="pt" fo:country="BR" officeooo:rsid="00395a57"/>
    </style:style>
    <style:style style:name="T109" style:family="text">
      <style:text-properties fo:language="pt" fo:country="BR" officeooo:rsid="00345a11"/>
    </style:style>
    <style:style style:name="T110" style:family="text">
      <style:text-properties fo:language="pt" fo:country="BR" officeooo:rsid="0034e4e1"/>
    </style:style>
    <style:style style:name="T111" style:family="text">
      <style:text-properties fo:language="pt" fo:country="BR" officeooo:rsid="003903c6"/>
    </style:style>
    <style:style style:name="T112" style:family="text">
      <style:text-properties fo:language="pt" fo:country="BR" officeooo:rsid="003bb1d0"/>
    </style:style>
    <style:style style:name="T113" style:family="text">
      <style:text-properties fo:language="pt" fo:country="BR" officeooo:rsid="0039232e"/>
    </style:style>
    <style:style style:name="T114" style:family="text">
      <style:text-properties fo:language="pt" fo:country="BR" fo:font-weight="normal" officeooo:rsid="003903c6" style:font-weight-asian="normal" style:font-weight-complex="normal"/>
    </style:style>
    <style:style style:name="T115" style:family="text">
      <style:text-properties fo:language="pt" fo:country="BR" fo:font-weight="bold" officeooo:rsid="003903c6" style:font-weight-asian="bold" style:font-weight-complex="bold"/>
    </style:style>
    <style:style style:name="T116" style:family="text">
      <style:text-properties fo:font-variant="normal" fo:text-transform="none" fo:color="#ffffff" loext:opacity="100%" fo:letter-spacing="normal" fo:language="pt" fo:country="BR" fo:font-style="normal" fo:font-weight="normal" officeooo:rsid="003934aa" fo:background-color="#272822" loext:char-shading-value="0" loext:padding="0cm" loext:border="none"/>
    </style:style>
    <style:style style:name="T117" style:family="text">
      <style:text-properties fo:language="pt" fo:country="BR" officeooo:rsid="003934aa"/>
    </style:style>
    <style:style style:name="T118" style:family="text">
      <style:text-properties fo:language="pt" fo:country="BR" officeooo:rsid="003a2caa"/>
    </style:style>
    <style:style style:name="T119" style:family="text">
      <style:text-properties fo:font-variant="normal" fo:text-transform="none" fo:color="#ffffff" loext:opacity="100%" fo:letter-spacing="normal" fo:language="pt" fo:country="BR" fo:font-style="normal" fo:font-weight="normal" officeooo:rsid="003c9a19" fo:background-color="#272822" loext:char-shading-value="0" loext:padding="0cm" loext:border="none"/>
    </style:style>
    <style:style style:name="T120" style:family="text">
      <style:text-properties fo:language="pt" fo:country="BR" officeooo:rsid="003aaf37"/>
    </style:style>
    <style:style style:name="T121" style:family="text">
      <style:text-properties fo:language="pt" fo:country="BR" officeooo:rsid="003c9a19"/>
    </style:style>
    <style:style style:name="T122" style:family="text">
      <style:text-properties fo:font-variant="normal" fo:text-transform="none" fo:color="#ffffff" loext:opacity="100%" fo:letter-spacing="normal" fo:language="pt" fo:country="BR" fo:font-style="normal" fo:font-weight="normal" officeooo:rsid="00395a57" fo:background-color="#272822" loext:char-shading-value="0" loext:padding="0cm" loext:border="none"/>
    </style:style>
    <style:style style:name="T123" style:family="text">
      <style:text-properties fo:font-variant="normal" fo:text-transform="none" fo:color="#ffffff" loext:opacity="100%" fo:letter-spacing="normal" fo:language="pt" fo:country="BR" fo:font-style="normal" fo:font-weight="normal" officeooo:rsid="003aaf37" fo:background-color="#272822" loext:char-shading-value="0" loext:padding="0cm" loext:border="none"/>
    </style:style>
    <style:style style:name="T124" style:family="text">
      <style:text-properties fo:language="pt" fo:country="BR" officeooo:rsid="003dbe03"/>
    </style:style>
    <style:style style:name="T125" style:family="text">
      <style:text-properties fo:language="pt" fo:country="BR" officeooo:rsid="003f1ab4"/>
    </style:style>
    <style:style style:name="T126" style:family="text">
      <style:text-properties fo:language="pt" fo:country="BR" officeooo:rsid="0044c921"/>
    </style:style>
    <style:style style:name="T127" style:family="text">
      <style:text-properties fo:language="pt" fo:country="BR" style:text-underline-style="solid" style:text-underline-width="auto" style:text-underline-color="font-color" officeooo:rsid="0044c921"/>
    </style:style>
    <style:style style:name="T128" style:family="text">
      <style:text-properties fo:font-variant="normal" fo:text-transform="none" fo:color="#ffffff" loext:opacity="100%" fo:letter-spacing="normal" fo:language="pt" fo:country="BR" fo:font-style="normal" fo:font-weight="normal" officeooo:rsid="00435490" fo:background-color="#272822" loext:char-shading-value="0" loext:padding="0cm" loext:border="none"/>
    </style:style>
    <style:style style:name="T129" style:family="text">
      <style:text-properties fo:language="pt" fo:country="BR" officeooo:rsid="00435490"/>
    </style:style>
    <style:style style:name="T130" style:family="text">
      <style:text-properties fo:language="pt" fo:country="BR" officeooo:rsid="0042e159"/>
    </style:style>
    <style:style style:name="T131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44c921" fo:background-color="#272822" loext:char-shading-value="0" style:font-size-asian="10.5pt" style:font-size-complex="10.5pt" loext:padding="0cm" loext:border="none"/>
    </style:style>
    <style:style style:name="T132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3aaf37" fo:background-color="#272822" loext:char-shading-value="0" style:font-size-asian="10.5pt" style:font-size-complex="10.5pt" loext:padding="0cm" loext:border="none"/>
    </style:style>
    <style:style style:name="T133" style:family="text">
      <style:text-properties fo:language="pt" fo:country="BR" fo:font-weight="bold" officeooo:rsid="0042e159" style:font-weight-asian="bold" style:font-weight-complex="bold"/>
    </style:style>
    <style:style style:name="T134" style:family="text">
      <style:text-properties style:font-name="Liberation Mono" fo:language="pt" fo:country="BR" fo:font-weight="bold" officeooo:rsid="0042e159" style:font-name-asian="NSimSun" style:font-weight-asian="bold" style:font-name-complex="Liberation Mono" style:font-weight-complex="bold"/>
    </style:style>
    <style:style style:name="T135" style:family="text">
      <style:text-properties style:font-name="Liberation Mono" fo:language="pt" fo:country="BR" fo:font-weight="normal" officeooo:rsid="0042e159" style:font-name-asian="NSimSun" style:font-weight-asian="normal" style:font-name-complex="Liberation Mono" style:font-weight-complex="normal"/>
    </style:style>
    <style:style style:name="T136" style:family="text">
      <style:text-properties style:font-name="Liberation Mono" fo:language="pt" fo:country="BR" fo:font-weight="normal" officeooo:rsid="005d6e68" style:font-name-asian="NSimSun" style:font-weight-asian="normal" style:font-name-complex="Liberation Mono" style:font-weight-complex="normal"/>
    </style:style>
    <style:style style:name="T137" style:family="text">
      <style:text-properties style:font-name="Liberation Mono" fo:language="pt" fo:country="BR" fo:font-weight="normal" officeooo:rsid="004c8559" style:font-name-asian="NSimSun" style:font-weight-asian="normal" style:font-name-complex="Liberation Mono" style:font-weight-complex="normal"/>
    </style:style>
    <style:style style:name="T138" style:family="text">
      <style:text-properties fo:language="pt" fo:country="BR" officeooo:rsid="0046bf40"/>
    </style:style>
    <style:style style:name="T139" style:family="text">
      <style:text-properties fo:language="pt" fo:country="BR" officeooo:rsid="00477ac7"/>
    </style:style>
    <style:style style:name="T140" style:family="text">
      <style:text-properties fo:language="pt" fo:country="BR" officeooo:rsid="0048fdc0"/>
    </style:style>
    <style:style style:name="T141" style:family="text">
      <style:text-properties officeooo:rsid="002dcb61"/>
    </style:style>
    <style:style style:name="T142" style:family="text">
      <style:text-properties fo:font-weight="bold" officeooo:rsid="002dcb61" style:font-weight-asian="bold" style:font-weight-complex="bold"/>
    </style:style>
    <style:style style:name="T143" style:family="text">
      <style:text-properties officeooo:rsid="00368f16"/>
    </style:style>
    <style:style style:name="T144" style:family="text">
      <style:text-properties officeooo:rsid="0034beb8"/>
    </style:style>
    <style:style style:name="T145" style:family="text">
      <style:text-properties officeooo:rsid="003003ad"/>
    </style:style>
    <style:style style:name="T146" style:family="text">
      <style:text-properties fo:font-weight="bold" officeooo:rsid="00320908" style:font-weight-asian="bold" style:font-weight-complex="bold"/>
    </style:style>
    <style:style style:name="T147" style:family="text">
      <style:text-properties officeooo:rsid="00320908"/>
    </style:style>
    <style:style style:name="T148" style:family="text">
      <style:text-properties officeooo:rsid="0033afa8"/>
    </style:style>
    <style:style style:name="T149" style:family="text">
      <style:text-properties officeooo:rsid="003877ff"/>
    </style:style>
    <style:style style:name="T150" style:family="text">
      <style:text-properties style:text-underline-style="solid" style:text-underline-width="auto" style:text-underline-color="font-color" officeooo:rsid="003877ff"/>
    </style:style>
    <style:style style:name="T151" style:family="text">
      <style:text-properties officeooo:rsid="0038e157"/>
    </style:style>
    <style:style style:name="T152" style:family="text">
      <style:text-properties officeooo:rsid="0035daa0"/>
    </style:style>
    <style:style style:name="T153" style:family="text">
      <style:text-properties fo:language="pt" fo:country="BR" officeooo:rsid="0033abca"/>
    </style:style>
    <style:style style:name="T154" style:family="text">
      <style:text-properties officeooo:rsid="002e6eb9"/>
    </style:style>
    <style:style style:name="T155" style:family="text">
      <style:text-properties officeooo:rsid="002ec4fb"/>
    </style:style>
    <style:style style:name="T156" style:family="text">
      <style:text-properties fo:font-weight="bold" officeooo:rsid="002fc707" style:font-weight-asian="bold" style:font-weight-complex="bold"/>
    </style:style>
    <style:style style:name="T157" style:family="text">
      <style:text-properties officeooo:rsid="002fc707"/>
    </style:style>
    <style:style style:name="T158" style:family="text">
      <style:text-properties officeooo:rsid="00387c15"/>
    </style:style>
    <style:style style:name="T159" style:family="text">
      <style:text-properties officeooo:rsid="003cca66"/>
    </style:style>
    <style:style style:name="T160" style:family="text">
      <style:text-properties style:font-name="Liberation Serif" fo:language="pt" fo:country="BR" officeooo:rsid="000b1687"/>
    </style:style>
    <style:style style:name="T161" style:family="text">
      <style:text-properties style:font-name="Liberation Serif" fo:language="pt" fo:country="BR" fo:background-color="#eeeeee" loext:char-shading-value="0"/>
    </style:style>
    <style:style style:name="T162" style:family="text">
      <style:text-properties style:font-name="Liberation Serif" fo:language="pt" fo:country="BR" fo:font-weight="normal" style:font-weight-asian="normal" style:font-weight-complex="normal"/>
    </style:style>
    <style:style style:name="T163" style:family="text">
      <style:text-properties style:font-name="Liberation Serif" fo:language="pt" fo:country="BR" fo:font-weight="bold" style:font-weight-asian="bold" style:font-weight-complex="bold"/>
    </style:style>
    <style:style style:name="T164" style:family="text">
      <style:text-properties style:font-name="Mono" fo:language="pt" fo:country="BR" fo:background-color="#eeeeee" loext:char-shading-value="0"/>
    </style:style>
    <style:style style:name="T165" style:family="text">
      <style:text-properties style:font-name="Liberation Serif" fo:language="pt" fo:country="BR" officeooo:rsid="0034e4e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LI</text:span><text:span text:style-name="T2">, ou </text:span><text:span text:style-name="Strong_20_Emphasis"><text:span text:style-name="T2">Command Line Interface</text:span></text:span><text:span text:style-name="T2">, é uma interface de texto que permite aos usuários interagirem com o sistema executando comandos diretamente.</text:span></text:p>
      <text:p text:style-name="P2">Curso em V<text:span text:style-name="T3">í</text:span>deo - Linux</text:p>
      <text:p text:style-name="P3"/>
      <text:p text:style-name="P3"><text:tab/>Assim como o Windows e o MacOS, o Linux é um sistema operacional, porém com algumas peculiaridades que o torna distinto dos sistemas desenvolvidos pela Microsoft e Apple.</text:p>
      <text:p text:style-name="P4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4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4"/>
      <text:p text:style-name="P5"><text:span text:style-name="T2">O </text:span><text:span text:style-name="T4">Manifesto GNU</text:span><text:span text:style-name="T2"> (que segue abaixo) foi escrito por </text:span><text:a xlink:type="simple" xlink:href="https://www.stallman.org/" text:style-name="Internet_20_link" text:visited-style-name="Visited_20_Internet_20_Link"><text:span text:style-name="T2">Richard Stallman</text:span></text:a><text:span text:style-name="T2"> em 1985 para pedir apoio no desenvolvimento do sistema operacional GNU.</text:span></text:p>
      <text:p text:style-name="P5"><text:span text:style-name="T2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2">iberdade dos usuários de software</text:span></text:a><text:span text:style-name="T2">, </text:span><text:span text:style-name="T5">iniciada na época como uma forma de protesto </text:span><text:span text:style-name="T2">à ação da empresa AT&amp;T de cobrar pelo uso do seu Software UNIX (já distribuído por anos).</text:span></text:p>
      <text:p text:style-name="P6"/>
      <text:p text:style-name="P6">O <text:span text:style-name="T6">GNU Linux</text:span> versão <text:span text:style-name="T6">Mint</text:span> é um fork <text:span text:style-name="T7">da distro Ubunto que, por sua vez, é um fork </text:span>da <text:span text:style-name="T7">distro</text:span> <text:span text:style-name="T8">Debian</text:span></text:p>
      <text:p text:style-name="P6"/>
      <text:p text:style-name="P7"><text:span text:style-name="Strong_20_Emphasis"><text:span text:style-name="T4">Software Livre</text:span></text:span><text:span text:style-name="Strong_20_Emphasis"><text:span text:style-name="T9"> é o software que pode ser </text:span></text:span><text:span text:style-name="Strong_20_Emphasis"><text:span text:style-name="T10">usado</text:span></text:span><text:span text:style-name="Strong_20_Emphasis"><text:span text:style-name="T9">, </text:span></text:span><text:span text:style-name="Strong_20_Emphasis"><text:span text:style-name="T10">copiado</text:span></text:span><text:span text:style-name="Strong_20_Emphasis"><text:span text:style-name="T9">, </text:span></text:span><text:span text:style-name="Strong_20_Emphasis"><text:span text:style-name="T10">estudado</text:span></text:span><text:span text:style-name="Strong_20_Emphasis"><text:span text:style-name="T9">, </text:span></text:span><text:span text:style-name="Strong_20_Emphasis"><text:span text:style-name="T10">modificado</text:span></text:span><text:span text:style-name="Strong_20_Emphasis"><text:span text:style-name="T9"> e </text:span></text:span><text:span text:style-name="Strong_20_Emphasis"><text:span text:style-name="T10">redistribuído</text:span></text:span><text:span text:style-name="Strong_20_Emphasis"><text:span text:style-name="T9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7"><text:span text:style-name="Strong_20_Emphasis"><text:span text:style-name="T11">Os 4 princípios ou</text:span></text:span><text:span text:style-name="Strong_20_Emphasis"><text:span text:style-name="T9"> liberdades básicas associadas ao software livre são:</text:span></text:span></text:p>
      <text:list text:style-name="L1">
        <text:list-item>
          <text:p text:style-name="P8"><text:span text:style-name="T12">A liberdade de </text:span><text:span text:style-name="T13">executar</text:span><text:span text:style-name="T12"> o programa, para qualquer propósito</text:span></text:p>
        </text:list-item>
        <text:list-item>
          <text:p text:style-name="P9">A liberdade de <text:span text:style-name="T8">estudar</text:span> como o programa funciona, e adaptá-lo para as suas necessidades</text:p>
        </text:list-item>
        <text:list-item>
          <text:p text:style-name="P8"><text:span text:style-name="T12">A liberdade de </text:span><text:span text:style-name="T13">redistribuir</text:span><text:span text:style-name="T12"> cópias de modo que você possa ajudar </text:span><text:span text:style-name="T14">o</text:span><text:span text:style-name="T12"> próximo.</text:span></text:p>
        </text:list-item>
        <text:list-item>
          <text:p text:style-name="P8"><text:span text:style-name="T12">A liberdade de </text:span><text:span text:style-name="T13">aperfeiçoar</text:span><text:span text:style-name="T12"> o programa e liberar os seus aperfeiçoamentos, de modo que toda a comunidade se beneficie.</text:span></text:p>
        </text:list-item>
      </text:list>
      <text:p text:style-name="P6"><text:span text:style-name="T6">GRUB</text:span> serve para inicializar o boot do Linux, inst<text:span text:style-name="T15">a</text:span>le-o direto no SDD (e não em uma partição específica)</text:p>
      <text:p text:style-name="P6"/>
      <text:p text:style-name="P6"/>
      <text:p text:style-name="P10"><text:span text:style-name="T16">Um </text:span><text:span text:style-name="T6">Terminal</text:span> <text:span text:style-name="T15">hoje </text:span>é uma <text:span text:style-name="T8">interface</text:span> de linha de comando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11">A maneira mais comum de acessar um servidor é através de um terminal, por outra máquina mais acessível, usando o <text:span text:style-name="T6">protocolo SSH</text:span> (secure Shell), <text:span text:style-name="T17">substituto do antigo protocolo Telnet</text:span></text:p>
      <text:p text:style-name="P12"><text:span text:style-name="T18">Exemplo usando </text:span><text:span text:style-name="T19">P</text:span><text:span text:style-name="T18">rompt do Windows: </text:span><text:span text:style-name="T20">ssh</text:span><text:span text:style-name="T21"> usuario</text:span><text:span text:style-name="T22">@</text:span><text:span text:style-name="T23">192.168.31.33</text:span></text:p>
      <text:p text:style-name="P6"/>
      <text:p text:style-name="P13"><text:span text:style-name="Strong_20_Emphasis"><text:span text:style-name="T2">WSL (Windows Subsystem for Linux)</text:span></text:span><text:span text:style-name="T2"> é um recurso do Windows que permite rodar um ambiente Linux diretamente no Windows, sem a necessidade de uma máquina virtual completa </text:span><text:span text:style-name="T24">(como a Oracle VirtualBox).<text:line-break/>Essa integração facilita o compartilhamento de arquivos entre o Windows e o WSL, permitindo que você edite e manipule arquivos Windows no ambiente Linux.<text:line-break/></text:span><text:span text:style-name="T25">Para instalá-lo no CMD, use o comando: </text:span><text:span text:style-name="T26">wsl –install -d ubuntu</text:span></text:p>
      <text:p text:style-name="P6"/>
      <text:p text:style-name="P14"><text:span text:style-name="Strong_20_Emphasis"><text:span text:style-name="T2">PuTTY</text:span></text:span><text:span text:style-name="T2"> é um software de código </text:span><text:span text:style-name="T27">aberto cujo </text:span><text:span text:style-name="T2">principal uso é </text:span><text:span text:style-name="Strong_20_Emphasis"><text:span text:style-name="T9">administrar servidores remotamente</text:span></text:span><text:span text:style-name="T9"> </text:span><text:span text:style-name="T2">por SSH, permitindo que o usuário execute comandos no servidor diretamente a partir do terminal d</text:span><text:span text:style-name="T27">esse programa.</text:span></text:p>
      <text:p text:style-name="P6"/>
      <text:p text:style-name="P6">O <text:span text:style-name="T6">Shell</text:span> é um <text:span text:style-name="T8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13">Bash</text:span>. No Windows temos o <text:span text:style-name="T13">PowerShell</text:span>.</text:p>
      <text:p text:style-name="P15"><draw:frame draw:style-name="fr1" draw:name="Figura1" text:anchor-type="as-char" svg:width="8.643cm" svg:height="7.777cm" draw:z-index="0"><draw:image xlink:href="Pictures/100000000000015E0000013BA1DD615B.png" xlink:type="simple" xlink:show="embed" xlink:actuate="onLoad" draw:mime-type="image/png"/></draw:frame></text:p>
      <text:p text:style-name="P15"/>
      <text:p text:style-name="P16">Os <text:span text:style-name="T6">comandos</text:span> são <text:span text:style-name="T28">escritos </text:span>sempre em letras minúsculas. Eles ficam armazenados dentro da pasta bin, no diretório raiz, <text:span text:style-name="T29">onde</text:span> é possível listá-los com o comando ls /bin</text:p>
      <text:p text:style-name="P6"/>
      <text:p text:style-name="P6">Os <text:span text:style-name="T6">parâmetros</text:span> alteram a saída do comando e podem ser declarados com 1 traço + 1 letra <text:span text:style-name="T15">ou</text:span> 2 traços + palavra inteira. Exemplo: <text:span text:style-name="T30">ls</text:span><text:span text:style-name="T23"> </text:span><text:span text:style-name="T20">–l</text:span> <text:span text:style-name="T15">ou </text:span><text:span text:style-name="T30">ls</text:span><text:span text:style-name="T23"> </text:span><text:span text:style-name="T20">--long</text:span></text:p>
      <text:p text:style-name="P6">Os parâmetros podem ser combinados. Exemplo: <text:span text:style-name="T30">ls -lah</text:span> <text:s text:c="4"/>combina os termos long+all+human</text:p>
      <text:p text:style-name="P6"/>
      <text:p text:style-name="P6"><text:soft-page-break/>Parâmetro x Argumento</text:p>
      <text:p text:style-name="P6">Parâmetro vem acompanhado do caractere <text:span text:style-name="T20">-</text:span> OU <text:span text:style-name="T20">--</text:span> <text:s/>Exemplo: <text:s/><text:span text:style-name="T30">ls</text:span><text:span text:style-name="T23"> </text:span><text:span text:style-name="T20">–l</text:span></text:p>
      <text:p text:style-name="P6">Já argumento não. Exemplo: <text:s/><text:span text:style-name="T31">cd</text:span><text:span text:style-name="T23"> </text:span><text:span text:style-name="T32">..</text:span></text:p>
      <text:p text:style-name="P6"/>
      <text:p text:style-name="P17">Os <text:span text:style-name="T6">espaços</text:span> são usados para separar comandos de argumentos e/ou parâmetros</text:p>
      <text:p text:style-name="P6"/>
      <text:p text:style-name="P6">Use a <text:span text:style-name="T12">tecla</text:span><text:span text:style-name="T6"> tab</text:span> para completar seus comandos no prompt, se 1 tab não funcionar é porque existe mais de uma opção para completar</text:p>
      <text:p text:style-name="P6"/>
      <text:p text:style-name="P6"><text:span text:style-name="T6">Apt</text:span> é um gerenciador de pacotes <text:span text:style-name="T15">CLI</text:span> (prompt em linha de comando), el<text:span text:style-name="T15">e</text:span> manipula os repositórios para, por exemplo, baixar programas. <text:span text:style-name="T15">S</text:span>ubstituiu o Apt-get</text:p>
      <text:p text:style-name="P6"><text:span text:style-name="T6">Synaptic</text:span> é a interface gráfica do Apt</text:p>
      <text:p text:style-name="P6"><text:span text:style-name="T6">dpkg</text:span> é a ferrament<text:span text:style-name="T33">a</text:span> para manipular os pacotes</text:p>
      <text:p text:style-name="P6"><text:span text:style-name="T6">gdeb</text:span> é uma interface simpática para o usar o dpkg</text:p>
      <text:p text:style-name="P6"/>
      <text:p text:style-name="P6">Comandos apt:</text:p>
      <text:p text:style-name="P6">- <text:span text:style-name="T30">apt</text:span><text:span text:style-name="T23"> </text:span><text:span text:style-name="T34">moo</text:span>:have you mooed today? XD</text:p>
      <text:p text:style-name="P18">- <text:span text:style-name="T35">htop</text:span>: apresenta uma espécie de gerenciador de tarefas, serve para monitorar o sistema</text:p>
      <text:p text:style-name="P18"/>
      <text:p text:style-name="P19"><text:span text:style-name="T33">O</text:span> <text:span text:style-name="T12">comando</text:span> <text:span text:style-name="T35">sudo</text:span> é uma abreviação de "superuser do" (ou seja, "fazer como superusuário"). Esse comando é essencial para tarefas administrativas que exigem permissões especiais, como instalação de programas, alteração de configurações de sistema e gerenciamento de usuários. <text:span text:style-name="T36">E</text:span>le guarda a senha digitada por 2.. 3 minutos. Importância e Benefícios:</text:p>
      <text:list xml:id="list943019193" text:style-name="L2">
        <text:list-item>
          <text:p text:style-name="P20"><text:span text:style-name="Strong_20_Emphasis"><text:span text:style-name="T2">Segurança</text:span></text:span><text:span text:style-name="T2">: Em vez de dar acesso root completo a usuários, o </text:span><text:span text:style-name="Source_20_Text"><text:span text:style-name="T2">sudo</text:span></text:span><text:span text:style-name="T2"> permite que eles realizem tarefas administrativas de forma segura e controlada, sem expor o sistema a riscos.</text:span></text:p>
        </text:list-item>
        <text:list-item text:style-override="L3">
          <text:p text:style-name="P21"><text:span text:style-name="Strong_20_Emphasis"><text:span text:style-name="T2">Rastreamento de Ações</text:span></text:span><text:span text:style-name="T2">: Como cada uso de </text:span><text:span text:style-name="Source_20_Text"><text:span text:style-name="T2">sudo</text:span></text:span><text:span text:style-name="T2"> é registrado, é possível rastrear quem realizou cada ação administrativa, essencial para auditoria e segurança.</text:span></text:p>
        </text:list-item>
        <text:list-item text:style-override="L4">
          <text:p text:style-name="P22"><text:span text:style-name="Strong_20_Emphasis"><text:span text:style-name="T2">Conveniência</text:span></text:span><text:span text:style-name="T2">: O uso do </text:span><text:span text:style-name="Source_20_Text"><text:span text:style-name="T2">sudo</text:span></text:span><text:span text:style-name="T2"> elimina a necessidade de alternar para a conta root para realizar uma tarefa administrativa, permitindo que usuários autorizados executem esses comandos diretamente de suas próprias sessões.</text:span></text:p>
        </text:list-item>
      </text:list>
      <text:p text:style-name="P18"><text:span text:style-name="T30">sudo</text:span><text:span text:style-name="T23"> </text:span><text:span text:style-name="T34">apt</text:span><text:span text:style-name="T23"> </text:span><text:span text:style-name="T34">clean</text:span>: limpar cache (os repositorios)</text:p>
      <text:p text:style-name="P23"><text:span text:style-name="T30">sudo</text:span><text:span text:style-name="T23"> </text:span><text:span text:style-name="T34">apt</text:span><text:span text:style-name="T23"> </text:span><text:span text:style-name="T34">autoremove</text:span>: apaga pacotes que não estão sendo mais utilizados</text:p>
      <text:p text:style-name="P23"><text:span text:style-name="T30">sudo</text:span><text:span text:style-name="T23"> </text:span><text:span text:style-name="T34">dpkg</text:span><text:span text:style-name="T23"> </text:span><text:span text:style-name="T20">--install</text:span><text:span text:style-name="T23"> </text:span><text:span text:style-name="T34">programa_whatever.1.6</text:span>: instala o programa</text:p>
      <text:p text:style-name="P6"/>
      <text:p text:style-name="P6"/>
      <text:p text:style-name="P24"><text:span text:style-name="T37">O</text:span> <text:span text:style-name="T12">comando</text:span> <text:span text:style-name="T35">ls</text:span><text:span text:style-name="T6"> lista</text:span> <text:span text:style-name="T38">diretórios</text:span> e arquivos no diretorio atual <text:span text:style-name="T39">ou outro se declarado. </text:span><text:span text:style-name="T37">E</text:span><text:span text:style-name="T39">xemplo: </text:span><text:span text:style-name="T30">ls</text:span><text:span text:style-name="T23"> </text:span><text:span text:style-name="T34">/Imagens</text:span> <text:line-break/><text:span text:style-name="T40">Ao adicionar os parâmetros </text:span><text:span text:style-name="T20">all + long + human</text:span><text:span text:style-name="T40"> ele apresenta os </text:span><text:span text:style-name="T41">detalhes</text:span><text:span text:style-name="T40"> dos arquivos.<text:line-break/></text:span><text:span text:style-name="T42">Macete: No Ubunto, o atalho para </text:span><text:span text:style-name="T30">ls -la</text:span><text:span text:style-name="T42"> é apenas </text:span><text:span text:style-name="T30">ll</text:span><text:span text:style-name="T40"><text:line-break/></text:span><text:span text:style-name="T43">Macete: usar o comando </text:span><text:span text:style-name="T44">ls</text:span><text:span text:style-name="T43"> ajuda a identificar o S.O. já que esse comando não é válido no Windows.</text:span></text:p>
      <text:p text:style-name="P6"><text:span text:style-name="T39">Ao adicionar o parâmetro </text:span><text:span text:style-name="T20">-R</text:span><text:span text:style-name="T39"> ele apresenta uma listagem recursiva, mostrando todas as pastas dentro de pastas.</text:span></text:p>
      <text:p text:style-name="P25">Se o detalhe iniciar com:</text:p>
      <text:list text:style-name="L5">
        <text:list-item>
          <text:p text:style-name="P26"><text:span text:style-name="T45">-</text:span> significa que é um arquivo</text:p>
        </text:list-item>
        <text:list-item>
          <text:p text:style-name="P26"><text:span text:style-name="T45">d</text:span> significa que é um diretório</text:p>
        </text:list-item>
        <text:list-item>
          <text:p text:style-name="P26"><text:span text:style-name="T45">l</text:span> significa que é um link (atalho, um ponteiro para outro arquivo)</text:p>
        </text:list-item>
        <text:list-item>
          <text:p text:style-name="P26"><text:span text:style-name="T45">b</text:span> significa ...</text:p>
        </text:list-item>
        <text:list-item>
          <text:p text:style-name="P27"><text:span text:style-name="T46">c</text:span><text:span text:style-name="T40"> significa …</text:span></text:p>
          <text:p text:style-name="P27"><text:soft-page-break/></text:p>
        </text:list-item>
      </text:list>
      <text:p text:style-name="P6">No Linux, se o arquivo for <text:span text:style-name="T8">nomeado iniciando com ponto</text:span>, ele fica <text:span text:style-name="T6">oculto</text:span>. Exemplo: .recycle.bin</text:p>
      <text:p text:style-name="P6"><text:span text:style-name="T30">ls</text:span><text:span text:style-name="T20"> -a</text:span><text:span text:style-name="T40"> </text:span><text:span text:style-name="T37">ou</text:span><text:span text:style-name="T40"> </text:span><text:span text:style-name="T30">ls</text:span><text:span text:style-name="T20"> --all</text:span><text:span text:style-name="T40">: mostra também os arquivos ocultos</text:span></text:p>
      <text:p text:style-name="P6"><text:span text:style-name="T47">Comandos </text:span><text:span text:style-name="T48">Change Directory</text:span><text:span text:style-name="T37">:</text:span></text:p>
      <text:p text:style-name="P6"/>
      <text:list text:style-name="L6">
        <text:list-item>
          <text:p text:style-name="P28"><text:span text:style-name="T30">cd</text:span><text:span text:style-name="T34"> Downloads/</text:span> abre o diretório downloads, não esqueça da barra!</text:p>
        </text:list-item>
        <text:list-item>
          <text:p text:style-name="P29"><text:span text:style-name="T30">cd</text:span><text:span text:style-name="T23"> </text:span><text:span text:style-name="T34">/</text:span> aponta para o diretório raiz(o root tem acesso a todas as pastas do sistema)</text:p>
        </text:list-item>
        <text:list-item>
          <text:p text:style-name="P28"><text:span text:style-name="T30">cd</text:span><text:span text:style-name="T23"> </text:span><text:span text:style-name="T34">./</text:span> aponta para o diretório atual</text:p>
        </text:list-item>
        <text:list-item>
          <text:p text:style-name="P30"><text:span text:style-name="T30">cd</text:span><text:span text:style-name="T23"> </text:span><text:span text:style-name="T34">../</text:span> aponta para o <text:span text:style-name="T49">diretório pai, subindo um nível hierarquicamente</text:span></text:p>
        </text:list-item>
        <text:list-item>
          <text:p text:style-name="P31"><text:span text:style-name="T30">cd</text:span><text:span text:style-name="T23"> </text:span><text:span text:style-name="T34">~/</text:span> aponta para a pasta do usuário logado. É a pasta 'home' que contém, por exemplo, as pastas 'area de trabalho', 'downloads', 'documentos', etc. <text:span text:style-name="T47">Macete: No Ubunto, utilize o atalho </text:span><text:span text:style-name="T50">cd</text:span></text:p>
        </text:list-item>
        <text:list-item>
          <text:p text:style-name="P32"><text:span text:style-name="T50">c</text:span><text:span text:style-name="T51">d –</text:span> é um atalho para voltar ao diretório anterior</text:p>
        </text:list-item>
      </text:list>
      <text:p text:style-name="P6"/>
      <text:p text:style-name="P6">No diretório raiz, <text:span text:style-name="T52">a pasta</text:span>:</text:p>
      <text:list text:style-name="L7">
        <text:list-item>
          <text:p text:style-name="P33">'<text:span text:style-name="T53">bin</text:span>' armazena todos os comandos bash <text:span text:style-name="T52">para o usuário</text:span></text:p>
        </text:list-item>
        <text:list-item>
          <text:p text:style-name="P33">'<text:span text:style-name="T53">boot</text:span>' armazena o kernel do linux: <text:span text:style-name="T52">static files of the boot loader</text:span></text:p>
        </text:list-item>
        <text:list-item>
          <text:p text:style-name="P33">'<text:span text:style-name="T53">dev</text:span>' armazena os devices, nela estará o SSD, cdrom, etc. Dentro dessa pasta existe a pasta usb/ que contém todos os dispositivos conectados nas entradas USB do computado<text:span text:style-name="T37">r</text:span>, como os pendrives</text:p>
        </text:list-item>
        <text:list-item>
          <text:p text:style-name="P34"><text:span text:style-name="T52">‘</text:span><text:span text:style-name="T54">etc</text:span><text:span text:style-name="T52">’ armazena </text:span>arquivos de configuração essenciais para o sistema e para diversos programas instalados, <text:span text:style-name="T52">sendo</text:span> fundamental para a inicialização <text:span text:style-name="T52">do SO.</text:span></text:p>
        </text:list-item>
        <text:list-item>
          <text:p text:style-name="P33">'<text:span text:style-name="T53">home</text:span>' armazena os arquivos do usuário</text:p>
        </text:list-item>
        <text:list-item>
          <text:p text:style-name="P33">'<text:span text:style-name="T53">lib</text:span>' armazena as bibliotecas do sistema</text:p>
        </text:list-item>
        <text:list-item>
          <text:p text:style-name="P35"><text:span text:style-name="T2">’</text:span><text:span text:style-name="T55">opt</text:span><text:span text:style-name="T56">’ </text:span><text:span text:style-name="T2">armazena</text:span><text:span text:style-name="Strong_20_Emphasis"><text:span text:style-name="T2"> </text:span></text:span><text:span text:style-name="Strong_20_Emphasis"><text:span text:style-name="T9">software</text:span></text:span><text:span text:style-name="Strong_20_Emphasis"><text:span text:style-name="T57">s</text:span></text:span><text:span text:style-name="Strong_20_Emphasis"><text:span text:style-name="T9"> opcionais</text:span></text:span><text:span text:style-name="T9"> </text:span><text:span text:style-name="T2">que não fazem parte do sistema principal, principalmente aqueles que não estão incluídos nos repositórios da distribuição ou que precisam ser mantidos isolados das bibliotecas padrão do sistema. Enquanto </text:span><text:span text:style-name="T56">o diretório</text:span><text:span text:style-name="T2"> </text:span><text:span text:style-name="T58">/</text:span><text:span text:style-name="T59">usr</text:span><text:span text:style-name="T56"> </text:span><text:span text:style-name="T2">contém a maioria dos aplicativos e bibliotecas do sistema, o </text:span><text:span text:style-name="Source_20_Text"><text:span text:style-name="T59">/opt</text:span></text:span><text:span text:style-name="T2"> é usado especificamente para pacotes de software opcionais, muitas vezes proprietários ou de terceiros. </text:span></text:p>
        </text:list-item>
        <text:list-item>
          <text:p text:style-name="P36"><text:span text:style-name="T2">'</text:span><text:span text:style-name="T10">usr</text:span><text:span text:style-name="T2">' (abreviação de </text:span><text:span text:style-name="Strong_20_Emphasis"><text:span text:style-name="T9">Unix System Resources</text:span></text:span><text:span text:style-name="T2">) armazena aplicativos de terceiros e software que vem com o sistema operacional, mas que não são essenciais para inicializar o sistema. </text:span></text:p>
        </text:list-item>
        <text:list-item>
          <text:p text:style-name="P33">'<text:span text:style-name="T53">var</text:span>' armazena arquivos de tamanho variável, como os logs do sistema, o cache</text:p>
        </text:list-item>
        <text:list-item>
          <text:p text:style-name="P33">'<text:span text:style-name="T53">proc</text:span>' armazena arquivos que trazem informações sobre o sistema</text:p>
        </text:list-item>
      </text:list>
      <text:p text:style-name="P6"/>
      <text:p text:style-name="P6">Comandos:</text:p>
      <text:list text:style-name="L8">
        <text:list-item>
          <text:p text:style-name="P37"><text:span text:style-name="T60">pwd</text:span><text:span text:style-name="T39"> </text:span><text:span text:style-name="T61">Está perdido? Esse comando </text:span><text:span text:style-name="T39">apresenta o caminho (patch) atual </text:span><text:span text:style-name="T62">do diretório</text:span></text:p>
        </text:list-item>
        <text:list-item>
          <text:p text:style-name="P37"><text:span text:style-name="T35">cat</text:span> <text:span text:style-name="T39">para somente ler</text:span> o conteúdo de um arquivo. <text:span text:style-name="T39">Esse comando pega o conteúdo do arquivo e manda para a saída padrão, que geralmente é a tela. </text:span><text:span text:style-name="T63">O comando </text:span><text:span text:style-name="T64">t</text:span><text:span text:style-name="T60">ac</text:span><text:span text:style-name="T63"> imprime o comando ao contrário, ou seja, da última linha para a primeira (útil quando se quer ler logo o final do arquivo)</text:span><text:span text:style-name="T39"><text:line-break/></text:span>Exemplo: cat proc/cpuinfo <text:s/>OU <text:s/>lscpu(formatação mais amigável)</text:p>
        </text:list-item>
        <text:list-item>
          <text:p text:style-name="P37"><text:span text:style-name="T60">less</text:span><text:span text:style-name="T63"> é alternativa ao comando cat, pois ele pagina o conteúdo antes de apresentá-lo na tela, permitindo navegar (teclas setas pgup/down) e até pesquisar dentro do conteúdo. Por exemplo, o comando man (apresenta o manual de um comando) se utilizado do comando less para mostrar o descritivo do comando pedido.</text:span></text:p>
        </text:list-item>
        <text:list-item>
          <text:p text:style-name="P37"><text:span text:style-name="T60">mkdir</text:span> cria pastas <text:span text:style-name="T39">(make directory). É possível criar, com um único comando, pastas dentro de pastas. Exemplo: mkdir Cursos/Linux/Módulo\ 1<text:tab/>(A backslash indica o scape character)</text:span></text:p>
        </text:list-item>
        <text:list-item>
          <text:p text:style-name="P37"><text:span text:style-name="T60">touch</text:span> cria<text:span text:style-name="T65">r</text:span> arquivos</text:p>
        </text:list-item>
        <text:list-item>
          <text:p text:style-name="P37"><text:soft-page-break/><text:span text:style-name="T60">rm</text:span><text:span text:style-name="T66"> </text:span><text:span text:style-name="T67"><text:s/></text:span><text:span text:style-name="T66">remove arquivos </text:span><text:span text:style-name="T67">e </text:span><text:span text:style-name="T60">rmdir</text:span><text:span text:style-name="T66"> apaga diretórios somente se estiverem vazios. </text:span><text:span text:style-name="T67">Cuidado pois são comandos perigosos! </text:span><text:span text:style-name="T66">Para apagar diretórios com conteúdo, use os parâmetros recursive+force. Exemplo: rm </text:span><text:span text:style-name="T68">-rf</text:span><text:span text:style-name="T66"> Cursos/</text:span></text:p>
          <text:list>
            <text:list-item>
              <text:p text:style-name="P38">O parâmetro -i lança uma mensagem de confirmação toda vez que a remoção encontrar um arquivo dentro do diretório a ser excluído.</text:p>
            </text:list-item>
            <text:list-item>
              <text:p text:style-name="P38">O parâmetro -I lança uma mensagem de confirmação sempre que a remoção encontrar mais de 3 arquivos no diretório a ser excluído</text:p>
            </text:list-item>
            <text:list-item>
              <text:p text:style-name="P39">Curiosidade: um comando extremamente nocivo, que apaga tudo do root é: rm -rf /*</text:p>
            </text:list-item>
          </text:list>
        </text:list-item>
        <text:list-item>
          <text:p text:style-name="P40"><text:span text:style-name="T69">cp</text:span><text:span text:style-name="T12"> copia arquivos. Exemplo: cp arquivo.txt /pasta/subpasta/patch</text:span></text:p>
        </text:list-item>
        <text:list-item>
          <text:p text:style-name="P40"><text:span text:style-name="T69">mv</text:span><text:span text:style-name="T12"> </text:span><text:span text:style-name="T13">move</text:span><text:span text:style-name="T12"> </text:span><text:span text:style-name="T70">arquivos</text:span><text:span text:style-name="T12">(semelhante ao recortar do windows)</text:span><text:span text:style-name="T70"> ou </text:span><text:span text:style-name="T71">renomeia</text:span><text:span text:style-name="T70"> </text:span><text:span text:style-name="T12">arquivos . Exemplo:</text:span></text:p>
          <text:list>
            <text:list-item>
              <text:p text:style-name="P40"><text:span text:style-name="T70">mv</text:span><text:span text:style-name="T12"> arquivo.txt /destino<text:tab/></text:span><text:span text:style-name="T70">move para a pasta ‘destino’</text:span></text:p>
            </text:list-item>
            <text:list-item>
              <text:p text:style-name="P41">mv aruivo.txt arquivo.txt<text:tab/>o nome arquivo não existia, então renomeia o arquivo, corrigindo seu nome</text:p>
            </text:list-item>
          </text:list>
        </text:list-item>
        <text:list-item>
          <text:p text:style-name="P37"><text:span text:style-name="T69">history</text:span><text:span text:style-name="T39"> lista o histórico de comandos. Para reaplicar algum da lista, digite exclamação seguido do nº da lista. Exemplo: !92</text:span></text:p>
        </text:list-item>
      </text:list>
      <text:p text:style-name="P6"/>
      <text:p text:style-name="P6"><text:span text:style-name="T69">alias</text:span><text:span text:style-name="T72"> são apelidos para </text:span><text:span text:style-name="T73">encurtar</text:span><text:span text:style-name="T72"> declarações de comandos, assim, toda vez que executar um comando previamente configurado com um alias, não será preciso digitar seus parâmetros escolhidos na configuração. </text:span><text:span text:style-name="T67">Importante dizer que os aliases só funcionam enquanto o terminal estiver aberto! </text:span><text:span text:style-name="T72">Exemplo: </text:span><text:span text:style-name="T69">alias</text:span><text:span text:style-name="T23"> </text:span><text:span text:style-name="T74">ls</text:span><text:span text:style-name="T22">=</text:span><text:span text:style-name="T23">’ls –color=auto’</text:span></text:p>
      <text:p text:style-name="P6"><text:span text:style-name="T72">Um alias muito útil de se configurar é: </text:span><text:span text:style-name="T69">alias</text:span><text:span text:style-name="T23"> </text:span><text:span text:style-name="T74">rm</text:span><text:span text:style-name="T22">=</text:span><text:span text:style-name="T23">”rm -I”</text:span></text:p>
      <text:p text:style-name="P42"/>
      <text:p text:style-name="P6">Um editor <text:span text:style-name="T29">de texto</text:span> simples para arquivos é o <text:span text:style-name="T6">GNU</text:span> <text:span text:style-name="T6">Nano</text:span>. Exemplo: <text:span text:style-name="T30">nano</text:span><text:span text:style-name="T23"> </text:span><text:span text:style-name="T34">HelloWorld.txt</text:span></text:p>
      <text:p text:style-name="P6"/>
      <text:p text:style-name="P6"><text:span text:style-name="T75">Para receber </text:span><text:span text:style-name="T76">ajuda</text:span><text:span text:style-name="T75"> quanto ao funcionamento d</text:span><text:span text:style-name="T77">e qualquer</text:span><text:span text:style-name="T75"> comando, digite-o seguido do parâmetro </text:span><text:span text:style-name="T20">--help</text:span></text:p>
      <text:p text:style-name="P43"/>
      <text:p text:style-name="P44">Argumentos <text:span text:style-name="T78">para</text:span> <text:span text:style-name="T6">referência global </text:span><text:span text:style-name="T79">(globbing)</text:span>:</text:p>
      <text:list text:style-name="L9">
        <text:list-item>
          <text:p text:style-name="P45"><text:span text:style-name="T20">*</text:span> o asterisco faz referência a um conjunto de arquivos nomeados com caracteres declarados em comum. Exemplo:</text:p>
          <text:list>
            <text:list-item>
              <text:p text:style-name="P45"><text:span text:style-name="T30">ls</text:span><text:span text:style-name="T23"> </text:span><text:span text:style-name="T34">/pasta/</text:span><text:span text:style-name="T20">*</text:span><text:span text:style-name="T34">.conf</text:span> seleciona todos os arquivos <text:span text:style-name="T8">terminados</text:span> com .conf no nome</text:p>
            </text:list-item>
            <text:list-item>
              <text:p text:style-name="P45">ls /pasta/*x* seleciona todos os arquivos que contenham ‘x’ no nome</text:p>
            </text:list-item>
            <text:list-item>
              <text:p text:style-name="P45">ls /pasta/f* seleciona todos os arquivos começados com ‘f’ no nom</text:p>
            </text:list-item>
          </text:list>
        </text:list-item>
        <text:list-item>
          <text:p text:style-name="P46"><text:span text:style-name="T80">?</text:span><text:span text:style-name="T78"> a interrogação faz referência a apenas 1 letra. Exemplo: ls /pasta/?as</text:span></text:p>
        </text:list-item>
        <text:list-item>
          <text:p text:style-name="P46"><text:span text:style-name="T80">[]</text:span><text:span text:style-name="T78"> os colchetes fazem referência </text:span><text:span text:style-name="T81">a </text:span><text:span text:style-name="T82">sequência</text:span><text:span text:style-name="T81"> </text:span><text:span text:style-name="T83">(range) </text:span><text:span text:style-name="T81">dos</text:span><text:span text:style-name="T78"> caracteres declarados. Exemplo:</text:span></text:p>
          <text:list>
            <text:list-item>
              <text:p text:style-name="P45">ls /pasta/f[a<text:span text:style-name="T84">-</text:span>j]*: <text:span text:style-name="T81">o </text:span><text:span text:style-name="T82">traço</text:span><text:span text:style-name="T81"> declara uma faixa </text:span>(busca os arquivos que iniciam com a letra f, depois o segundo caractere deve estar entre a <text:span text:style-name="T8">faixa</text:span> de ‘a’ a ‘j’ e depois qualquer caractere)</text:p>
            </text:list-item>
          </text:list>
        </text:list-item>
        <text:list-item>
          <text:p text:style-name="P47">ls /pasta/[a<text:span text:style-name="T84">,</text:span>c]*: a <text:span text:style-name="T8">vírgula</text:span> separa grupos (busca arquivos que iniciam ou com a letra ‘a’ <text:span text:style-name="T6">ou</text:span> com a letra ‘c’, e depois qualquer caractere). No exemplo a seguir, serão selecionados apenas os arquivos onde a segunda letra é uma vogal e nomeados com 5 caracteres: ls /pasta/?[a,e,i,o,u]???</text:p>
        </text:list-item>
        <text:list-item>
          <text:p text:style-name="P46"><text:span text:style-name="T80">{}</text:span><text:span text:style-name="T81"> as chaves, diferentemente dos colchetes, fazem referência a </text:span><text:span text:style-name="T82">padrões</text:span><text:span text:style-name="T81"> de strings. Exemplo:</text:span></text:p>
          <text:list>
            <text:list-item>
              <text:p text:style-name="P46"><text:span text:style-name="T81">ls /etc/</text:span><text:span text:style-name="T85">*</text:span><text:span text:style-name="T81">.{</text:span><text:span text:style-name="T85">bmp</text:span><text:span text:style-name="T81">,</text:span><text:span text:style-name="T85">jpg</text:span><text:span text:style-name="T81">}: busca todos os arquivos </text:span><text:span text:style-name="T85">com extensão bipmap ou jpeg</text:span></text:p>
            </text:list-item>
          </text:list>
        </text:list-item>
      </text:list>
      <text:p text:style-name="P48"/>
      <text:p text:style-name="P49"><text:span text:style-name="T86"/></text:p>
      <text:h text:style-name="P50" text:outline-level="2">Principais<text:tab/> Comandos</text:h>
      <text:p text:style-name="P51"/>
      <text:p text:style-name="P5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2">pwd</text:p>
          </table:table-cell>
          <table:table-cell table:style-name="Tabela1.A1" office:value-type="string">
            <text:p text:style-name="P52">Retorna o caminho do diretório atual</text:p>
          </table:table-cell>
        </table:table-row>
        <table:table-row table:style-name="Tabela1.1">
          <table:table-cell table:style-name="Tabela1.A1" office:value-type="string">
            <text:p text:style-name="P53">cd</text:p>
          </table:table-cell>
          <table:table-cell table:style-name="Tabela1.A1" office:value-type="string">
            <text:p text:style-name="P53">Navega pelo diretório proposto após o comando</text:p>
          </table:table-cell>
        </table:table-row>
        <table:table-row table:style-name="Tabela1.1">
          <table:table-cell table:style-name="Tabela1.A1" office:value-type="string">
            <text:p text:style-name="P53">ls – al</text:p>
          </table:table-cell>
          <table:table-cell table:style-name="Tabela1.A1" office:value-type="string">
            <text:p text:style-name="P53">Exibe todas pastas, arquivos e ocultos, com detalhes</text:p>
          </table:table-cell>
        </table:table-row>
        <table:table-row table:style-name="Tabela1.1">
          <table:table-cell table:style-name="Tabela1.A1" office:value-type="string">
            <text:p text:style-name="P53">cat</text:p>
          </table:table-cell>
          <table:table-cell table:style-name="Tabela1.A1" office:value-type="string">
            <text:p text:style-name="P53">Visualiza Arquivo, ex: cat filename.txt</text:p>
          </table:table-cell>
        </table:table-row>
        <table:table-row table:style-name="Tabela1.1">
          <table:table-cell table:style-name="Tabela1.A1" office:value-type="string">
            <text:p text:style-name="P53">whoami</text:p>
          </table:table-cell>
          <table:table-cell table:style-name="Tabela1.A1" office:value-type="string">
            <text:p text:style-name="P53">Exibe o nome do usuário do Linux</text:p>
          </table:table-cell>
        </table:table-row>
        <table:table-row table:style-name="Tabela1.1">
          <table:table-cell table:style-name="Tabela1.A1" office:value-type="string">
            <text:p text:style-name="P53">clear</text:p>
          </table:table-cell>
          <table:table-cell table:style-name="Tabela1.A1" office:value-type="string">
            <text:p text:style-name="P53">Limpa a tela <text:span text:style-name="T77">(ou teclas Control + L)</text:span></text:p>
          </table:table-cell>
        </table:table-row>
        <table:table-row table:style-name="Tabela1.1">
          <table:table-cell table:style-name="Tabela1.A1" office:value-type="string">
            <text:p text:style-name="P53">mkdir</text:p>
          </table:table-cell>
          <table:table-cell table:style-name="Tabela1.A1" office:value-type="string">
            <text:p text:style-name="P53">Cria uma pasta, ex: mkdir nova_pasta</text:p>
          </table:table-cell>
        </table:table-row>
        <table:table-row table:style-name="Tabela1.1">
          <table:table-cell table:style-name="Tabela1.A1" office:value-type="string">
            <text:p text:style-name="P53">rmdir</text:p>
          </table:table-cell>
          <table:table-cell table:style-name="Tabela1.A1" office:value-type="string">
            <text:p text:style-name="P53">Exclui uma pasta, ex: rmdir nova_pasta</text:p>
          </table:table-cell>
        </table:table-row>
        <table:table-row table:style-name="Tabela1.1">
          <table:table-cell table:style-name="Tabela1.A1" office:value-type="string">
            <text:p text:style-name="P53">rm</text:p>
          </table:table-cell>
          <table:table-cell table:style-name="Tabela1.A1" office:value-type="string">
            <text:p text:style-name="P53">Exclui um arquivo, ex: rm filename.txt</text:p>
          </table:table-cell>
        </table:table-row>
        <table:table-row table:style-name="Tabela1.1">
          <table:table-cell table:style-name="Tabela1.A1" office:value-type="string">
            <text:p text:style-name="P53">rm -r</text:p>
          </table:table-cell>
          <table:table-cell table:style-name="Tabela1.A1" office:value-type="string">
            <text:p text:style-name="P53">Excluir tudo o que tem dentro do diretório, ex: rm -r worspace/</text:p>
          </table:table-cell>
        </table:table-row>
        <table:table-row table:style-name="Tabela1.1">
          <table:table-cell table:style-name="Tabela1.A1" office:value-type="string">
            <text:p text:style-name="P53">cp</text:p>
          </table:table-cell>
          <table:table-cell table:style-name="Tabela1.A1" office:value-type="string">
            <text:p text:style-name="P53">Copiar arquivos, ex: cp file.php /home/username/docs</text:p>
          </table:table-cell>
        </table:table-row>
        <table:table-row table:style-name="Tabela1.1">
          <table:table-cell table:style-name="Tabela1.A1" office:value-type="string">
            <text:p text:style-name="P53">mv</text:p>
          </table:table-cell>
          <table:table-cell table:style-name="Tabela1.A1" office:value-type="string">
            <text:p text:style-name="P53">Mover <text:span text:style-name="T87">ou renomear </text:span>arquivos, ex: mv file.php /home/username/docs</text:p>
          </table:table-cell>
        </table:table-row>
        <table:table-row table:style-name="Tabela1.1">
          <table:table-cell table:style-name="Tabela1.A1" office:value-type="string">
            <text:p text:style-name="P53">touch</text:p>
          </table:table-cell>
          <table:table-cell table:style-name="Tabela1.A1" office:value-type="string">
            <text:p text:style-name="P53">Criar novo arquivo, ex: touch /home/username/docs/newfile.html</text:p>
          </table:table-cell>
        </table:table-row>
        <table:table-row table:style-name="Tabela1.1">
          <table:table-cell table:style-name="Tabela1.A1" office:value-type="string">
            <text:p text:style-name="P53">locate</text:p>
          </table:table-cell>
          <table:table-cell table:style-name="Tabela1.A1" office:value-type="string">
            <text:p text:style-name="P53">Procura arquivos, ex: locate -i school*note</text:p>
          </table:table-cell>
        </table:table-row>
        <table:table-row table:style-name="Tabela1.1">
          <table:table-cell table:style-name="Tabela1.A1" office:value-type="string">
            <text:p text:style-name="P53">find</text:p>
          </table:table-cell>
          <table:table-cell table:style-name="Tabela1.A1" office:value-type="string">
            <text:p text:style-name="P53">Procura dentro de uma pasta específica, ex: find /home/ -name.txt</text:p>
          </table:table-cell>
        </table:table-row>
        <table:table-row table:style-name="Tabela1.1">
          <table:table-cell table:style-name="Tabela1.A1" office:value-type="string">
            <text:p text:style-name="P53">grep</text:p>
          </table:table-cell>
          <table:table-cell table:style-name="Tabela1.A1" office:value-type="string">
            <text:p text:style-name="P53">Procura palavras dentro de um arquivo, ex: grep class teste.php</text:p>
          </table:table-cell>
        </table:table-row>
        <table:table-row table:style-name="Tabela1.1">
          <table:table-cell table:style-name="Tabela1.A1" office:value-type="string">
            <text:p text:style-name="P53">head -n 5</text:p>
          </table:table-cell>
          <table:table-cell table:style-name="Tabela1.A1" office:value-type="string">
            <text:p text:style-name="P53">Visualiza as primeiras 5 linhas de um aquivo, ex: head -n 5 file.php</text:p>
          </table:table-cell>
        </table:table-row>
        <table:table-row table:style-name="Tabela1.1">
          <table:table-cell table:style-name="Tabela1.A1" office:value-type="string">
            <text:p text:style-name="P53">tail</text:p>
          </table:table-cell>
          <table:table-cell table:style-name="Tabela1.A1" office:value-type="string">
            <text:p text:style-name="P53">Similar ao head, porém serão as últimas linhas</text:p>
          </table:table-cell>
        </table:table-row>
        <table:table-row table:style-name="Tabela1.1">
          <table:table-cell table:style-name="Tabela1.A1" office:value-type="string">
            <text:p text:style-name="P53">zip -r</text:p>
          </table:table-cell>
          <table:table-cell table:style-name="Tabela1.A1" office:value-type="string">
            <text:p text:style-name="P53">Compacta todos arquivos de uma pasta, ex: zip -r work.zip workspace/</text:p>
          </table:table-cell>
        </table:table-row>
        <table:table-row table:style-name="Tabela1.1">
          <table:table-cell table:style-name="Tabela1.A1" office:value-type="string">
            <text:p text:style-name="P53">unzip</text:p>
          </table:table-cell>
          <table:table-cell table:style-name="Tabela1.A1" office:value-type="string">
            <text:p text:style-name="P53">Descompacta, ex: unzip work.zip</text:p>
          </table:table-cell>
        </table:table-row>
        <table:table-row table:style-name="Tabela1.1">
          <table:table-cell table:style-name="Tabela1.A1" office:value-type="string">
            <text:p text:style-name="P53">vi<text:span text:style-name="T88">m</text:span></text:p>
          </table:table-cell>
          <table:table-cell table:style-name="Tabela1.A1" office:value-type="string">
            <text:p text:style-name="P53">Abre o arquivo no editor do Linux, ex: vi<text:span text:style-name="T88">m</text:span> file.php</text:p>
          </table:table-cell>
        </table:table-row>
        <table:table-row table:style-name="Tabela1.1">
          <table:table-cell table:style-name="Tabela1.A1" office:value-type="string">
            <text:p text:style-name="P54"/>
            <text:p text:style-name="P53">Dentro</text:p>
            <text:p text:style-name="P53">do</text:p>
            <text:p text:style-name="P53">VI<text:span text:style-name="T88">M (Visual IMproved)</text:span>:</text:p>
          </table:table-cell>
          <table:table-cell table:style-name="Tabela1.A1" office:value-type="string">
            <text:p text:style-name="P55"><text:span text:style-name="T89">I <text:s text:c="2"/>-&gt; edita o texto <text:s text:c="16"/>/ <text:s/>-&gt; busca ocorrência</text:span><text:line-break/><text:span text:style-name="T89">ESC -&gt; sai do modo edição <text:s text:c="11"/>n <text:s/>-&gt; próxima ocorrência</text:span></text:p>
            <text:p text:style-name="P55"><text:span text:style-name="T89">3yy <text:s/>-&gt; copia 3 linhas <text:s text:c="14"/>p <text:s/>-&gt; cola linhas</text:span><text:line-break/><text:span text:style-name="T89">:q <text:s/>-&gt; sai do arquivo <text:s text:c="15"/>N (shift+N)-&gt; ocorrência anterior</text:span></text:p>
            <text:p text:style-name="P53">:wq -&gt; salva e fecha arquivo <text:s text:c="8"/>G <text:s/>-&gt; ir p/ fim do arquivo</text:p>
            <text:p text:style-name="P53">:q! -&gt; sair sem salvar <text:s text:c="14"/>gg -&gt; ir p/ inicio do arquivo</text:p>
          </table:table-cell>
        </table:table-row>
      </table:table>
      <text:p text:style-name="P53"/>
      <text:p text:style-name="P6"/>
      <text:h text:style-name="P56" text:outline-level="1"><text:span text:style-name="T90">C</text:span><text:span text:style-name="T91">urso Alura –</text:span><text:span text:style-name="T90"> </text:span><text:span text:style-name="T91">Windows Prompt (CMD)</text:span></text:h>
      <text:p text:style-name="P57"/>
      <text:p text:style-name="P58"><text:span text:style-name="Source_20_Text"><text:span text:style-name="T2">CMD</text:span></text:span><text:span text:style-name="T2"> é uma sigla para </text:span><text:span text:style-name="Strong_20_Emphasis"><text:span text:style-name="T2">Command</text:span></text:span><text:span text:style-name="T2"> (comando) no Windows, referindo-se ao </text:span><text:span text:style-name="Strong_20_Emphasis"><text:span text:style-name="T2">Command Prompt</text:span></text:span><text:span text:style-name="T2"> ou Prompt de Comando. O CMD é a interface de linha de comando do Windows, que permite executar comandos para administração, automação de tarefas e diagnóstico do sistema. </text:span></text:p>
      <text:p text:style-name="P58"><text:span text:style-name="T92">O</text:span><text:span text:style-name="T2"> CMD é </text:span><text:span text:style-name="Strong_20_Emphasis"><text:span text:style-name="T2">case-insensitive</text:span></text:span><text:span text:style-name="T2"> </text:span></text:p>
      <text:p text:style-name="P59"><text:span text:style-name="T93">PowerShell</text:span><text:span text:style-name="T94"> é a evolução do CMD, </text:span><text:span text:style-name="T2">oferecendo comandos mais avançados, suporte a scripts complexos e uma abordagem orientada a objetos, que o tornam ideal para administração e automação no Windows. </text:span></text:p>
      <text:p text:style-name="P59"><text:span text:style-name="Strong_20_Emphasis"><text:span text:style-name="T94">Windows Terminal</text:span></text:span><text:span text:style-name="T94"> é um aplicativo moderno de linha de comando da Microsoft, projetado para unificar e melhorar a experiência com shells diferentes no Windows, como CMD, PowerShell e WSL. </text:span><text:span text:style-name="T95">Principais recursos: guias (tabs), temas, </text:span><text:span text:style-name="T96">adicionar backgrounds, </text:span><text:span text:style-name="T95">cores, fontes personalizáveis, transparência, emojis,</text:span><text:span text:style-name="T96">etc</text:span></text:p>
      <text:p text:style-name="P60">Comandos:</text:p>
      <text:list text:style-name="L10">
        <text:list-item>
          <text:p text:style-name="P61"><text:span text:style-name="Source_20_Text"><text:span text:style-name="T97">dir</text:span></text:span><text:span text:style-name="T98"> lista diretorios</text:span></text:p>
        </text:list-item>
        <text:list-item>
          <text:p text:style-name="P61"><text:span text:style-name="Source_20_Text"><text:span text:style-name="T97">cd</text:span></text:span><text:span text:style-name="T98"> (chage directory) navega entre os diretórios<text:line-break/></text:span><text:span text:style-name="Source_20_Text"><text:span text:style-name="T97">cd ..\..\</text:span></text:span><text:span text:style-name="Source_20_Text"><text:span text:style-name="T98"> volta vários diretórios<text:line-break/></text:span></text:span><text:span text:style-name="Source_20_Text"><text:span text:style-name="T97">cd %userprofile%</text:span></text:span><text:span text:style-name="Source_20_Text"><text:span text:style-name="T2"> leva diretamente para a pasta principal do usuário </text:span></text:span><text:span text:style-name="Source_20_Text"><text:span text:style-name="T99">usando uma constante do sistema</text:span></text:span></text:p>
        </text:list-item>
        <text:list-item>
          <text:p text:style-name="P61"><text:span text:style-name="Source_20_Text"><text:span text:style-name="T97">tree</text:span></text:span><text:span text:style-name="Source_20_Text"><text:span text:style-name="T98"> mostra as pastas e subpastas organizadas em uma árvore</text:span></text:span></text:p>
        </text:list-item>
        <text:list-item>
          <text:p text:style-name="P61"><text:span text:style-name="Source_20_Text"><text:span text:style-name="T97">mkdir</text:span></text:span><text:span text:style-name="Source_20_Text"><text:span text:style-name="T100"> cria diretorio</text:span></text:span></text:p>
        </text:list-item>
        <text:list-item>
          <text:p text:style-name="P61"><text:span text:style-name="Source_20_Text"><text:span text:style-name="T97">type</text:span></text:span><text:span text:style-name="Source_20_Text"><text:span text:style-name="T100"> exibe o conteúdo do arquivo</text:span></text:span></text:p>
        </text:list-item>
        <text:list-item>
          <text:p text:style-name="P61"><text:span text:style-name="Source_20_Text"><text:span text:style-name="T101">more</text:span></text:span><text:span text:style-name="Source_20_Text"><text:span text:style-name="T100"> funciona de forma semelhante ao comando type, com a diferença de exibir página por página do arquivo no terminal, em vez de mostrá-lo todo de uma vez. </text:span></text:span></text:p>
        </text:list-item>
        <text:list-item>
          <text:p text:style-name="P62"><text:span text:style-name="Source_20_Text"><text:span text:style-name="T102">Tecla </text:span></text:span><text:span text:style-name="Source_20_Text"><text:span text:style-name="T101">Control + C</text:span></text:span><text:span text:style-name="Source_20_Text"><text:span text:style-name="T102"> interrompe o processo imediatamente</text:span></text:span></text:p>
        </text:list-item>
        <text:list-item>
          <text:p text:style-name="P62"><text:span text:style-name="Source_20_Text"><text:span text:style-name="T101">cls</text:span></text:span><text:span text:style-name="Source_20_Text"><text:span text:style-name="T103"> limpa a tela</text:span></text:span></text:p>
        </text:list-item>
        <text:list-item>
          <text:p text:style-name="P61"><text:span text:style-name="Source_20_Text"><text:span text:style-name="T97">move</text:span></text:span><text:span text:style-name="Source_20_Text"><text:span text:style-name="T100"> para mover um arquivo: </text:span></text:span><text:span text:style-name="Source_20_Text"><text:span text:style-name="T104">[comando] [arquivo.extensão] [origem] [destino]</text:span></text:span></text:p>
        </text:list-item>
        <text:list-item>
          <text:p text:style-name="P63"><text:soft-page-break/><text:span text:style-name="Source_20_Text"><text:span text:style-name="T97">cop</text:span></text:span><text:span text:style-name="Source_20_Text"><text:span text:style-name="T105">y</text:span></text:span><text:span text:style-name="Source_20_Text"><text:span text:style-name="T104"> para copiar arquivo: [comando] [arquivo.extensão] [novo-nome.extensão]</text:span></text:span></text:p>
        </text:list-item>
        <text:list-item>
          <text:p text:style-name="P63"><text:span text:style-name="Source_20_Text"><text:span text:style-name="T97">rename</text:span></text:span><text:span text:style-name="Source_20_Text"><text:span text:style-name="T104"> para renomear arquivos ou diretórios: [comando] [arquivo.extensão] [novo-nome.extensão]</text:span></text:span></text:p>
        </text:list-item>
        <text:list-item>
          <text:p text:style-name="P64"><text:span text:style-name="Source_20_Text"><text:span text:style-name="T97">del</text:span></text:span><text:span text:style-name="Source_20_Text"><text:span text:style-name="T104"> para deletar arquivos </text:span></text:span><text:span text:style-name="Source_20_Text"><text:span text:style-name="T106">ou diretórios</text:span></text:span></text:p>
        </text:list-item>
        <text:list-item>
          <text:p text:style-name="P64"><text:span text:style-name="Source_20_Text"><text:span text:style-name="T97">rmdir</text:span></text:span><text:span text:style-name="Source_20_Text"><text:span text:style-name="T106"> para excluir somente diretórios</text:span></text:span></text:p>
        </text:list-item>
        <text:list-item>
          <text:p text:style-name="P63"><text:span text:style-name="Source_20_Text"><text:span text:style-name="T97">fc</text:span></text:span><text:span text:style-name="Source_20_Text"><text:span text:style-name="T104"> compara dois arquivos ou grupos de arquivos e mostra as diferenças entre eles. </text:span></text:span></text:p>
        </text:list-item>
        <text:list-item>
          <text:p text:style-name="P63"><text:span text:style-name="Source_20_Text"><text:span text:style-name="T97">systeminfo</text:span></text:span><text:span text:style-name="Source_20_Text"><text:span text:style-name="T106"> detalha informações sobre o computador</text:span></text:span></text:p>
        </text:list-item>
        <text:list-item>
          <text:p text:style-name="P63"><text:span text:style-name="Source_20_Text"><text:span text:style-name="T97">shutdown</text:span></text:span><text:span text:style-name="Source_20_Text"><text:span text:style-name="T107"> </text:span></text:span><text:span text:style-name="Source_20_Text"><text:span text:style-name="T108">combinado com os parâmetros </text:span></text:span><text:span text:style-name="Source_20_Text"><text:span text:style-name="T2">para:</text:span></text:span></text:p>
          <text:list>
            <text:list-item>
              <text:p text:style-name="P65"><text:span text:style-name="Source_20_Text"><text:span text:style-name="T97">/s</text:span></text:span><text:span text:style-name="Source_20_Text"><text:span text:style-name="T107"> </text:span></text:span><text:span text:style-name="Source_20_Text"><text:span text:style-name="T2">desligar, </text:span></text:span></text:p>
            </text:list-item>
            <text:list-item>
              <text:p text:style-name="P65"><text:span text:style-name="Source_20_Text"><text:span text:style-name="T97">/r</text:span></text:span><text:span text:style-name="Source_20_Text"><text:span text:style-name="T107"> </text:span></text:span><text:span text:style-name="Source_20_Text"><text:span text:style-name="T2">reiniciar, </text:span></text:span></text:p>
            </text:list-item>
            <text:list-item>
              <text:p text:style-name="P65"><text:span text:style-name="Source_20_Text"><text:span text:style-name="T97">/h</text:span></text:span><text:span text:style-name="Source_20_Text"><text:span text:style-name="T107"> </text:span></text:span><text:span text:style-name="Source_20_Text"><text:span text:style-name="T2">hibernar, </text:span></text:span></text:p>
            </text:list-item>
            <text:list-item>
              <text:p text:style-name="P65"><text:span text:style-name="Source_20_Text"><text:span text:style-name="T97">/l</text:span></text:span><text:span text:style-name="Source_20_Text"><text:span text:style-name="T107"> </text:span></text:span><text:span text:style-name="Source_20_Text"><text:span text:style-name="T2">encerrar </text:span></text:span><text:span text:style-name="Source_20_Text"><text:span text:style-name="T108">a</text:span></text:span><text:span text:style-name="Source_20_Text"><text:span text:style-name="T2"> sessão </text:span></text:span></text:p>
            </text:list-item>
          </text:list>
        </text:list-item>
        <text:list-item>
          <text:p text:style-name="P65"><text:span text:style-name="Source_20_Text"><text:span text:style-name="T101">find</text:span></text:span><text:span text:style-name="Source_20_Text"><text:span text:style-name="T2">: busca uma sequência de texto em um arquivo ou arquivos. </text:span></text:span><text:span text:style-name="Source_20_Text"><text:span text:style-name="T109">A string precisa ser declarada entre aspas duplas</text:span></text:span></text:p>
        </text:list-item>
        <text:list-item>
          <text:p text:style-name="P65"><text:span text:style-name="Source_20_Text"><text:span text:style-name="T101">exit</text:span></text:span><text:span text:style-name="Source_20_Text"><text:span text:style-name="T109"> fecha o </text:span></text:span><text:span text:style-name="Source_20_Text"><text:span text:style-name="T110">Prompt de comando (terminal)</text:span></text:span></text:p>
        </text:list-item>
        <text:list-item>
          <text:p text:style-name="P65"><text:span text:style-name="Source_20_Text"><text:span text:style-name="T101">echo</text:span></text:span><text:span text:style-name="Source_20_Text"><text:span text:style-name="T111"> imprime uma mensagem (não precisa das aspas)<text:line-break/>O símbolo @ usado antes de echo </text:span></text:span><text:span text:style-name="Source_20_Text"><text:span text:style-name="T112">controla a exibição do comando na tela</text:span></text:span><text:span text:style-name="Source_20_Text"><text:span text:style-name="T111">, tornando o script mais organizado. </text:span></text:span><text:span text:style-name="Source_20_Text"><text:span text:style-name="T112">Exemplo: </text:span></text:span><text:span text:style-name="Source_20_Text"><text:span text:style-name="T101">@echo off</text:span></text:span></text:p>
        </text:list-item>
        <text:list-item>
          <text:p text:style-name="P65"><text:span text:style-name="Source_20_Text"><text:span text:style-name="T101">notepad</text:span></text:span><text:span text:style-name="Source_20_Text"><text:span text:style-name="T111"> abre </text:span></text:span><text:span text:style-name="Source_20_Text"><text:span text:style-name="T113">um arquivo com o programa Bloco de Notas</text:span></text:span></text:p>
          <text:p text:style-name="P66"><text:span text:style-name="Source_20_Text"><text:span text:style-name="T111">A extensão </text:span></text:span><text:span text:style-name="Source_20_Text"><text:span text:style-name="Strong_20_Emphasis"><text:span text:style-name="T111">.bat</text:span></text:span></text:span><text:span text:style-name="Source_20_Text"><text:span text:style-name="T111"> indica um arquivo de </text:span></text:span><text:span text:style-name="Source_20_Text"><text:span text:style-name="Strong_20_Emphasis"><text:span text:style-name="T114">batch</text:span></text:span></text:span><text:span text:style-name="Source_20_Text"><text:span text:style-name="T111"> (</text:span></text:span><text:span text:style-name="Source_20_Text"><text:span text:style-name="T115">lote</text:span></text:span><text:span text:style-name="Source_20_Text"><text:span text:style-name="T111">) no Windows, que contém uma série de comandos executados em sequência pelo prompt de comando (CMD). </text:span></text:span></text:p>
        </text:list-item>
        <text:list-item>
          <text:p text:style-name="P65"><text:span text:style-name="Source_20_Text"><text:span text:style-name="T101">pause</text:span></text:span><text:span text:style-name="Source_20_Text"><text:span text:style-name="T113"> </text:span></text:span><text:span text:style-name="Source_20_Text"><text:span text:style-name="T111">Parar o fluxo do terminal, esperando uma interação do usuário </text:span></text:span></text:p>
        </text:list-item>
        <text:list-item>
          <text:p text:style-name="P67"><text:span text:style-name="Source_20_Text"><text:span text:style-name="T116">t</text:span></text:span><text:span text:style-name="Source_20_Text"><text:span text:style-name="T101">ar</text:span></text:span><text:span text:style-name="Source_20_Text"><text:span text:style-name="T117"> para compactar </text:span></text:span><text:span text:style-name="Source_20_Text"><text:span text:style-name="T118">ou descompactar </text:span></text:span><text:span text:style-name="Source_20_Text"><text:span text:style-name="T117">arquivos. </text:span></text:span><text:span text:style-name="Source_20_Text"><text:span text:style-name="T108">Os parâmetros:</text:span></text:span></text:p>
          <text:list>
            <text:list-item>
              <text:p text:style-name="P67"><text:span text:style-name="Source_20_Text"><text:span text:style-name="T101">-c</text:span></text:span><text:span text:style-name="Source_20_Text"><text:span text:style-name="T119">f</text:span></text:span><text:span text:style-name="Source_20_Text"><text:span text:style-name="T108"> cria</text:span></text:span><text:span text:style-name="Source_20_Text"><text:span text:style-name="T120">r</text:span></text:span><text:span text:style-name="Source_20_Text"><text:span text:style-name="T108"> arquivo, </text:span></text:span><text:span text:style-name="Source_20_Text"><text:span text:style-name="T121">nomeando-o</text:span></text:span></text:p>
            </text:list-item>
            <text:list-item>
              <text:p text:style-name="P67"><text:span text:style-name="Source_20_Text"><text:span text:style-name="T122">-f</text:span></text:span><text:span text:style-name="Source_20_Text"><text:span text:style-name="T121"> nomeia o arquivo a ser compactado,</text:span></text:span></text:p>
            </text:list-item>
            <text:list-item>
              <text:p text:style-name="P68"><text:span text:style-name="Source_20_Text"><text:span text:style-name="T101">-x</text:span></text:span><text:span text:style-name="Source_20_Text"><text:span text:style-name="T120"> extrair arquivo,</text:span></text:span></text:p>
            </text:list-item>
            <text:list-item>
              <text:p text:style-name="P67"><text:span text:style-name="Source_20_Text"><text:span text:style-name="T101">-v</text:span></text:span><text:span text:style-name="Source_20_Text"><text:span text:style-name="T108"> mostra o progresso,</text:span></text:span></text:p>
            </text:list-item>
            <text:list-item>
              <text:p text:style-name="P67"><text:soft-page-break/><text:span text:style-name="Source_20_Text"><text:span text:style-name="T101">-</text:span></text:span><text:span text:style-name="Source_20_Text"><text:span text:style-name="T123">t</text:span></text:span><text:span text:style-name="Source_20_Text"><text:span text:style-name="T101">f</text:span></text:span><text:span text:style-name="Source_20_Text"><text:span text:style-name="T108"> </text:span></text:span><text:span text:style-name="Source_20_Text"><text:span text:style-name="T120">lista os</text:span></text:span><text:span text:style-name="Source_20_Text"><text:span text:style-name="T108"> arquivo</text:span></text:span><text:span text:style-name="Source_20_Text"><text:span text:style-name="T120">s dentro do arquivo compactado</text:span></text:span></text:p>
            </text:list-item>
          </text:list>
        </text:list-item>
        <text:list-item>
          <text:p text:style-name="P69"><text:span text:style-name="Source_20_Text"><text:span text:style-name="T124">O parâmetro </text:span></text:span><text:span text:style-name="Source_20_Text"><text:span text:style-name="T123">2&gt; arquivo.txt</text:span></text:span><text:span text:style-name="Source_20_Text"><text:span text:style-name="T124"> redireciona a saída de erros para um arquivo de logs. </text:span></text:span><text:span text:style-name="Source_20_Text"><text:span text:style-name="T125">Sobre os números: 0 para entrada, 1 para saída e 2 para saída de erros.</text:span></text:span></text:p>
        </text:list-item>
        <text:list-item>
          <text:p text:style-name="P69"><text:span text:style-name="Source_20_Text"><text:span text:style-name="T123">IF %ERRORLEVEL% NEQ 0 (echo "Erro na execucao do script")</text:span></text:span><text:span text:style-name="Source_20_Text"><text:span text:style-name="T125">: valida erros no script</text:span></text:span></text:p>
        </text:list-item>
        <text:list-item>
          <text:p text:style-name="P70"><text:span text:style-name="Source_20_Text"><text:span text:style-name="T123">set</text:span></text:span><text:span text:style-name="Source_20_Text"><text:span text:style-name="T99"> mensagem=Olá Mundo! </text:span></text:span><text:span text:style-name="Source_20_Text"><text:span text:style-name="T126">Adiciona</text:span></text:span><text:span text:style-name="Source_20_Text"><text:span text:style-name="T99"> uma variável </text:span></text:span><text:span text:style-name="Source_20_Text"><text:span text:style-name="T127">não</text:span></text:span><text:span text:style-name="Source_20_Text"><text:span text:style-name="T126"> persistente, ou seja</text:span></text:span><text:span text:style-name="Source_20_Text"><text:span text:style-name="T99">, atribui os valores na sessão do cmd que está aberta e morre quando ela é finalizada.<text:line-break/>echo </text:span></text:span><text:span text:style-name="Source_20_Text"><text:span text:style-name="T123">%</text:span></text:span><text:span text:style-name="Source_20_Text"><text:span text:style-name="T99">mensagem</text:span></text:span><text:span text:style-name="Source_20_Text"><text:span text:style-name="T123">%</text:span></text:span><text:span text:style-name="Source_20_Text"><text:span text:style-name="T99"> utiliza a variável<text:line-break/>o parâmetro </text:span></text:span><text:span text:style-name="Source_20_Text"><text:span text:style-name="T123">/p</text:span></text:span><text:span text:style-name="Source_20_Text"><text:span text:style-name="T99"> aguarda a entrada do usuário</text:span></text:span></text:p>
        </text:list-item>
        <text:list-item>
          <text:p text:style-name="P71"><text:span text:style-name="Source_20_Text"><text:span text:style-name="T128">s</text:span></text:span><text:span text:style-name="Source_20_Text"><text:span text:style-name="T123">etx</text:span></text:span><text:span text:style-name="Source_20_Text"><text:span text:style-name="T129"> </text:span></text:span><text:span text:style-name="Source_20_Text"><text:span text:style-name="T126">Adiciona uma Variável de Ambiente (persistente)<text:line-break/></text:span></text:span><text:span text:style-name="Source_20_Text"><text:span text:style-name="T123">%path%</text:span></text:span><text:span text:style-name="Source_20_Text"><text:span text:style-name="T130"> é uma variável de ambiente que armazena o caminho dos seus executáveis. Isso permite que você execute programas sem precisar especificar o caminho completo para o arquivo.<text:line-break/></text:span></text:span><text:span text:style-name="Source_20_Text"><text:span text:style-name="T131">s</text:span></text:span><text:span text:style-name="Source_20_Text"><text:span text:style-name="T132">etx path “%path%;C:\Users\jsilva\Desktop\curso_CMD_alura\prompt\bin” /M</text:span></text:span><text:span text:style-name="Source_20_Text"><text:span text:style-name="T130">. Esse comando é útil para garantir que programas no diretório especificado estejam acessíveis de qualquer lugar do CMD permanentemente, mesmo após reiniciar o computador. </text:span></text:span></text:p>
        </text:list-item>
        <text:list-item>
          <text:p text:style-name="P72"><text:span text:style-name="Source_20_Text"><text:span text:style-name="T123">winget</text:span></text:span><text:span text:style-name="Source_20_Text"><text:span text:style-name="T130"> é o </text:span></text:span><text:span text:style-name="Source_20_Text"><text:span text:style-name="Strong_20_Emphasis"><text:span text:style-name="T133">Ger</text:span></text:span></text:span><text:span text:style-name="Strong_20_Emphasis"><text:span text:style-name="T134">enciador de Pacotes</text:span></text:span><text:span text:style-name="Strong_20_Emphasis"><text:span text:style-name="T135"> </text:span></text:span><text:span text:style-name="Strong_20_Emphasis"><text:span text:style-name="T136">oficial da Microsoft (uma opção ao chocolatey)</text:span></text:span><text:span text:style-name="Strong_20_Emphasis"><text:span text:style-name="T135"> que permite, dentre outras tarefas, a instalação de pacotes de forma simples, sem a necessidade de acessar um navegador ou qualquer interface além do </text:span></text:span><text:span text:style-name="Strong_20_Emphasis"><text:span text:style-name="T137">C</text:span></text:span><text:span text:style-name="Strong_20_Emphasis"><text:span text:style-name="T135">MD. O gerenciador de pacotes é uma forma ágil de instalação e se preocupa com o download do software, como e onde extrair, qual é a pasta certa de instalação, qual versão e quais são as dependências. Principa</text:span></text:span><text:span text:style-name="Source_20_Text"><text:span text:style-name="T138">is comandos:</text:span></text:span></text:p>
          <text:list>
            <text:list-item>
              <text:p text:style-name="P73"><text:span text:style-name="Source_20_Text"><text:span text:style-name="T138">search, list, </text:span></text:span><text:span text:style-name="Source_20_Text"><text:span text:style-name="T139">i</text:span></text:span><text:span text:style-name="Source_20_Text"><text:span text:style-name="T138">nstall, upgrade, uninstall, </text:span></text:span><text:span text:style-name="Source_20_Text"><text:span text:style-name="T94">import, export</text:span></text:span></text:p>
            </text:list-item>
          </text:list>
          <text:p text:style-name="P74"><text:span text:style-name="Source_20_Text"><text:span text:style-name="T140">Exemplo: </text:span></text:span><text:span text:style-name="Source_20_Text"><text:span text:style-name="T123">winget install -e –id Oracle.JDK.19</text:span></text:span></text:p>
        </text:list-item>
        <text:list-item>
          <text:p text:style-name="P71"><text:span text:style-name="Source_20_Text"><text:span text:style-name="T123">wsl –install -d ubuntu</text:span></text:span><text:span text:style-name="Strong_20_Emphasis"><text:span text:style-name="T135"> instala WSL com distro Ubunto.</text:span></text:span></text:p>
        </text:list-item>
        <text:list-item>
          <text:p text:style-name="P71"><text:span text:style-name="Strong_20_Emphasis"><text:span text:style-name="T135">Para criar um arquivo em branco, o Linux utiliza o comando touch arquivo.txt. Já no Windows, é necessário fazer um redirecionamento de saída, colocando um texto dentro do arquivo com o comando </text:span></text:span><text:span text:style-name="Source_20_Text"><text:span text:style-name="T123">echo texto &gt; arquivo.txt</text:span></text:span><text:span text:style-name="Strong_20_Emphasis"><text:span text:style-name="T135">.</text:span></text:span></text:p>
        </text:list-item>
      </text:list>
      <text:p text:style-name="P75">Extras</text:p>
      <text:p text:style-name="P76"/>
      <text:p text:style-name="P77">O <text:span text:style-name="T6">Regedit</text:span> é uma interface gráfica que se apresenta como um sistema de pastas hierárquico e organizado. Ele é usado para acessar o banco de dados centralizado e hierárquico do Windows que gerencia recursos e armazena todas as configurações dos aplicativos que instalamos. Sempre que trocamos um papel de parede, instalamos um reprodutor de vídeo ou trocamos o nosso navegador padrão de internet, efetuamos modificações nesse banco de dados para que o SO as salve e saiba como queremos que ele funcione.</text:p>
      <text:p text:style-name="P77"/>
      <text:p text:style-name="P78">Os <text:span text:style-name="T6">sistemas de arquivos</text:span> é a parte do SO responsável pelo gerenciamento dos arquivos (estrutura, identificação, acesso, utilização, proteção e implementação). Ou seja, é um conjunto de tipos abstratos de dados que são implementados para o armazenamento, a organização hierárquica, a manipulação, navegação, acesso e recuperação de dados.<text:line-break/>Entenda que um arquivo é um recipiente no qual os dados são armazenados, tendo ele um significado para o sistema ou usuário, e estes podem ser programas executáveis, texto, figura, etc. Todos os arquivos possuem um nome o qual o usuário faz referência a ele. Além do nome, cada arquivo possui uma série de outros atributos que são mantidos pelo sistema operacional como tipo de conteúdo, tamanho, data e hora do último acesso, data e hora da última alteração, lista de usuários que podem acessar o arquivo, e<text:span text:style-name="T141">tc</text:span>.<text:line-break/>A forma como os dados são dispostos dentro de um arquivo determina sua estrutura interna. Cada tipo de arquivo possui uma estrutura interna apropriada para a sua finalidade. Por exemplo, arquivos de texto são organizados em linha ou parágrafos.</text:p>
      <text:p text:style-name="P79">Existem diversos sistemas de arquivos:</text:p>
      <text:list text:style-name="L11">
        <text:list-item>
          <text:p text:style-name="P80"><text:span text:style-name="T142">FAT16</text:span><text:span text:style-name="T141">: </text:span>O significado da palavra FAT é Tabela de Alocação de Arquivos (File Allocation Table), é <text:span text:style-name="T141">como </text:span>um mapa de utilização do disco. Graças a isto, o SO sabe onde determinado arquivo está.</text:p>
          <text:list>
            <text:list-item>
              <text:p text:style-name="P81"><text:span text:style-name="T143">Compatível</text:span> <text:span text:style-name="T143">com</text:span> todos os S<text:span text:style-name="T143">O</text:span>s;</text:p>
            </text:list-item>
            <text:list-item>
              <text:p text:style-name="P81"><text:span text:style-name="T143">N</text:span>ão reconhece mais do que 2GB, sendo então o tamanho máximo da partição;</text:p>
            </text:list-item>
            <text:list-item>
              <text:p text:style-name="P81">Capacidade de nomear os arquivos somente com 8 caracteres + extensão;</text:p>
            </text:list-item>
            <text:list-item>
              <text:p text:style-name="P81">Inconveniente pois o disco <text:span text:style-name="T143">desfragmenta-se frequentemente</text:span>;</text:p>
            </text:list-item>
            <text:list-item>
              <text:p text:style-name="P82"><text:span text:style-name="T141">Desperdício de disco pois utiliza cluster de até 64KB então s</text:span>e um arquivo ocupa <text:span text:style-name="T141">+4</text:span> KB de espaço, <text:span text:style-name="T141">ocupará mais de 1 cluster do disco e os</text:span> KB restantes serão alocados, apesar de ficarem fisicamente vazios <text:span text:style-name="T141">no cluster</text:span>.</text:p>
            </text:list-item>
          </text:list>
        </text:list-item>
        <text:list-item>
          <text:p text:style-name="P81"><text:span text:style-name="T6">FAT32</text:span>: </text:p>
          <text:list>
            <text:list-item>
              <text:p text:style-name="P83"><text:span text:style-name="T143">C</text:span>ompatível <text:span text:style-name="T144">com todos os SOs</text:span></text:p>
            </text:list-item>
            <text:list-item>
              <text:p text:style-name="P81">suporta partições de até 2 TB</text:p>
            </text:list-item>
            <text:list-item>
              <text:p text:style-name="P81"><text:span text:style-name="T143">Não manipula </text:span><text:span text:style-name="T145">arquivos maiores que</text:span> 4GB;</text:p>
            </text:list-item>
            <text:list-item>
              <text:p text:style-name="P81">6% mais lento que o FAT16</text:p>
            </text:list-item>
            <text:list-item>
              <text:p text:style-name="P81">Não possui recursos de segurança como o NTFS, <text:span text:style-name="T143">o que aumenta</text:span> o risco de corrupção dos arquivos.</text:p>
            </text:list-item>
          </text:list>
        </text:list-item>
        <text:list-item>
          <text:p text:style-name="P82"><text:span text:style-name="T146">ExFAT</text:span><text:span text:style-name="T147">: </text:span><text:span text:style-name="T148">(extended File Alocation Table) foi lançado pela Micro</text:span><text:span text:style-name="T143">s</text:span><text:span text:style-name="T148">oft em 2006, </text:span>destinado principalmente a ser usado em dispositivos flash e configurações de máquinas com recursos limitados.</text:p>
          <text:list>
            <text:list-item>
              <text:p text:style-name="P84"><text:soft-page-break/>Compatível <text:span text:style-name="T149">em </text:span><text:span text:style-name="T150">quase</text:span><text:span text:style-name="T149"> todos os dispositivos </text:span><text:span text:style-name="T151">de hardware </text:span><text:span text:style-name="T149">(se não for, mude para FAT32)</text:span></text:p>
            </text:list-item>
            <text:list-item>
              <text:p text:style-name="P85">pode lidar com arquivos maiores que 4GB</text:p>
            </text:list-item>
            <text:list-item>
              <text:p text:style-name="P85">formato <text:span text:style-name="T143">ideal</text:span> <text:span text:style-name="T152">para dispositivos flash, como </text:span><text:span text:style-name="T144">os</text:span> SSDs, <text:span text:style-name="T144">pendrives</text:span> <text:span text:style-name="T144">e cartões de memória</text:span>, <text:span text:style-name="T143">pois obtém as maiores</text:span> velocidades de leitura/gravação.</text:p>
            </text:list-item>
          </text:list>
        </text:list-item>
        <text:list-item>
          <text:p text:style-name="P86"><text:span text:style-name="T4">NTFS</text:span><text:span text:style-name="T2">: (</text:span><text:span text:style-name="Emphasis"><text:span text:style-name="T2">New Technology File System</text:span></text:span><text:span text:style-name="T2">) é um sistema de arquivos que surgiu </text:span><text:span text:style-name="T153">no</text:span><text:span text:style-name="T2"> lançamento do Windows NT </text:span><text:span text:style-name="T153">como sucessor do FAT32</text:span></text:p>
          <text:list>
            <text:list-item>
              <text:p text:style-name="P84">Compatível apenas no Windows (é somente leitura para Mac e Linux)</text:p>
            </text:list-item>
            <text:list-item>
              <text:p text:style-name="P84">recomendado para ser um <text:span text:style-name="T8">disco interno de um sistema Windows</text:span></text:p>
            </text:list-item>
            <text:list-item>
              <text:p text:style-name="P82"><text:span text:style-name="T154">mais seguro pois, e</text:span><text:span text:style-name="T141">m caso de falhas, como o desligamento repentino do computador, o NTFS é capaz de reverter os dados à condição anterior ao incidente. </text:span>Isso é possível, em parte, porque, durante o processo de boot, o sistema operacional consulta um arquivo de log que registra todas as operações efetuadas e entra em ação ao identificar nele os pontos problemáticos. <text:span text:style-name="T155">Ele u</text:span>tiliza a tabela MFT (Master File Table) para registrar a utilização de cada cluster de um disco.</text:p>
            </text:list-item>
            <text:list-item>
              <text:p text:style-name="P82">suporta redundância de dados, isto é, replicação, como o que é feito por sistemas RAID, por exemplo.</text:p>
            </text:list-item>
            <text:list-item>
              <text:p text:style-name="P82">Tem suporte a criptografia, indexação e compactação;</text:p>
            </text:list-item>
            <text:list-item>
              <text:p text:style-name="P82">Menos fragmentação;</text:p>
            </text:list-item>
            <text:list-item>
              <text:p text:style-name="P82">Melhor desempenho;</text:p>
            </text:list-item>
            <text:list-item>
              <text:p text:style-name="P82"><text:span text:style-name="T155">Inconveniente: </text:span>Caso seja usado em mídias, podem se corromper mais facilmente;</text:p>
            </text:list-item>
          </text:list>
        </text:list-item>
        <text:list-item>
          <text:p text:style-name="P82"><text:span text:style-name="T156">EXT</text:span><text:span text:style-name="T157">, </text:span><text:span text:style-name="T156">EXT2</text:span><text:span text:style-name="T157">, </text:span><text:span text:style-name="T156">EXT3</text:span><text:span text:style-name="T157">, </text:span><text:span text:style-name="T156">EXT4</text:span><text:span text:style-name="T157">: </text:span><text:span text:style-name="T158">são nativos do Linux </text:span><text:span text:style-name="T159">e compatíveis somente nele</text:span><text:span text:style-name="T158">. Foram </text:span><text:span text:style-name="T157">projetados </text:span><text:span text:style-name="T158">para</text:span><text:span text:style-name="T143"> </text:span><text:span text:style-name="T158">promover</text:span><text:span text:style-name="T143"> </text:span>um sistema que respeita<text:span text:style-name="T159">s</text:span> a semântica UNIX.</text:p>
          <text:list>
            <text:list-item>
              <text:p text:style-name="P82"><text:span text:style-name="T151">Não é c</text:span>ompatível com o Windows, Mac ou a maioria dos dispositivos de hardware</text:p>
            </text:list-item>
            <text:list-item>
              <text:p text:style-name="P87"><text:span text:style-name="T2">Possui um recurso de alta recuperabilidade chamado j</text:span><text:span text:style-name="Emphasis"><text:span text:style-name="T2">ournaling</text:span></text:span><text:span text:style-name="T2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h text:style-name="P88" text:outline-level="2">Compactando e descompactando arquivos com o tar</text:h>
      <text:p text:style-name="P89"/>
      <text:p text:style-name="P90"><text:span text:style-name="T86">Quando nos deparamos com arquivos do tipo </text:span><text:span text:style-name="Source_20_Text"><text:span text:style-name="T86">.tar.gz</text:span></text:span><text:span text:style-name="T86">, significa que dois processos ocorreram. O primeiro é o </text:span><text:span text:style-name="Strong_20_Emphasis"><text:span text:style-name="T86">empacotamento </text:span></text:span><text:span text:style-name="T86">dos arquivos no formato </text:span><text:span text:style-name="Source_20_Text"><text:span text:style-name="T86">.tar</text:span></text:span><text:span text:style-name="T86">. O segundo processo é a </text:span><text:span text:style-name="Strong_20_Emphasis"><text:span text:style-name="T86">compactação </text:span></text:span><text:span text:style-name="T86">no formato </text:span><text:span text:style-name="Strong_20_Emphasis"><text:span text:style-name="T86">gzip</text:span></text:span><text:span text:style-name="T86">.</text:span></text:p>
      <text:p text:style-name="P90"><text:span text:style-name="T86">O </text:span><text:span text:style-name="Source_20_Text"><text:span text:style-name="T86">tar </text:span></text:span><text:span text:style-name="T86">apenas une todos os arquivos em um só. Mas o </text:span><text:span text:style-name="Source_20_Text"><text:span text:style-name="T86">tar </text:span></text:span><text:span text:style-name="T86">não aplica algoritmos de compactação para que o arquivo resultante fique menor. Para isso utilizamos um outro formato, como o </text:span><text:span text:style-name="Source_20_Text"><text:span text:style-name="T86">gzip</text:span></text:span><text:span text:style-name="T86">.</text:span></text:p>
      <text:p text:style-name="P90"><text:span text:style-name="T86">A vantagem é que o </text:span><text:span text:style-name="Source_20_Text"><text:span text:style-name="T86">tar </text:span></text:span><text:span text:style-name="T86">consegue manter as permissões dos arquivos, bem como links diretos e simbólicos, sendo interessante por exemplo para realizar </text:span><text:span text:style-name="Strong_20_Emphasis"><text:span text:style-name="T86">backups</text:span></text:span><text:span text:style-name="T86">.</text:span></text:p>
      <text:p text:style-name="P90"><text:span text:style-name="T86">Utilizamos o comando </text:span><text:span text:style-name="Source_20_Text"><text:span text:style-name="T86">tar </text:span></text:span><text:span text:style-name="T86">para realizar as compactações. </text:span><text:span text:style-name="T160">Por exemplo, a</text:span><text:span text:style-name="T86"> compactação do diretório </text:span><text:span text:style-name="Source_20_Text"><text:span text:style-name="T86">Projetos/ </text:span></text:span><text:span text:style-name="T86">ficaria da seguinte forma: </text:span><text:span text:style-name="Source_20_Text"><text:span text:style-name="T161">tar -czf projetos.tar.gz Projetos/<text:line-break/></text:span></text:span><text:span text:style-name="T86"><text:line-break/>A primera coisa que você deve ter notado é que, diferente do zip, o comando </text:span><text:span text:style-name="Source_20_Text"><text:span text:style-name="T86">tar </text:span></text:span><text:span text:style-name="T86">não necessita do </text:span><text:span text:style-name="Source_20_Text"><text:span text:style-name="T86">-r</text:span></text:span><text:span text:style-name="T86">. Ele age de forma recursiva por padrão. </text:span><text:span text:style-name="Strong_20_Emphasis"><text:span text:style-name="T162">O</text:span></text:span><text:span text:style-name="Strong_20_Emphasis"><text:span text:style-name="T86"> </text:span></text:span><text:span text:style-name="Source_20_Text"><text:span text:style-name="T86">-c </text:span></text:span><text:span text:style-name="Strong_20_Emphasis"><text:span text:style-name="T162">é de </text:span></text:span><text:span text:style-name="Strong_20_Emphasis"><text:span text:style-name="T163">create</text:span></text:span><text:span text:style-name="T86">, ou seja, para indicar que desejamos criar um arquivo. O </text:span><text:span text:style-name="Source_20_Text"><text:span text:style-name="T86">-z </text:span></text:span><text:span text:style-name="Strong_20_Emphasis"><text:span text:style-name="T162">indica que queremos compactar com</text:span></text:span><text:span text:style-name="Strong_20_Emphasis"><text:span text:style-name="T86"> </text:span></text:span><text:span text:style-name="Source_20_Text"><text:span text:style-name="T86">gzip</text:span></text:span><text:span text:style-name="T86">. Utilizamos o </text:span><text:span text:style-name="Source_20_Text"><text:span text:style-name="T86">-f </text:span></text:span><text:span text:style-name="Strong_20_Emphasis"><text:span text:style-name="T162">(</text:span></text:span><text:span text:style-name="Emphasis"><text:span text:style-name="T162">file</text:span></text:span><text:span text:style-name="Strong_20_Emphasis"><text:span text:style-name="T162">)</text:span></text:span><text:span text:style-name="Strong_20_Emphasis"><text:span text:style-name="T86">, </text:span></text:span><text:span text:style-name="Strong_20_Emphasis"><text:span text:style-name="T162">para que o comando </text:span></text:span><text:span text:style-name="Strong_20_Emphasis"><text:span text:style-name="T163">crie o arquivo</text:span></text:span><text:span text:style-name="Strong_20_Emphasis"><text:span text:style-name="T162"> </text:span></text:span><text:span text:style-name="Strong_20_Emphasis"><text:span text:style-name="T86">compactado</text:span></text:span><text:span text:style-name="T86">.</text:span></text:p>
      <text:p text:style-name="P90"><text:span text:style-name="T86">Para descompactar, basta utilizar o </text:span><text:span text:style-name="Source_20_Text"><text:span text:style-name="T163">-x</text:span></text:span><text:span text:style-name="Source_20_Text"><text:span text:style-name="T86"> </text:span></text:span><text:span text:style-name="T86">de </text:span><text:span text:style-name="T163">extract</text:span><text:span text:style-name="T86"> no lugar do </text:span><text:span text:style-name="Source_20_Text"><text:span text:style-name="T86">-c</text:span></text:span><text:span text:style-name="T86">. <text:line-break/>Exemplo: </text:span><text:span text:style-name="Source_20_Text"><text:span text:style-name="T164">$ tar -xzf projetos.tar.gz</text:span></text:span><text:span text:style-name="Source_20_Text"><text:span text:style-name="T161"><text:line-break/></text:span></text:span><text:span text:style-name="T86"><text:line-break/>O comando </text:span><text:span text:style-name="Source_20_Text"><text:span text:style-name="T86">tar</text:span></text:span><text:span text:style-name="T86">, ao contrário do </text:span><text:span text:style-name="Source_20_Text"><text:span text:style-name="T86">zip</text:span></text:span><text:span text:style-name="T86">, é silencioso (</text:span><text:span text:style-name="Strong_20_Emphasis"><text:span text:style-name="T86">quiet</text:span></text:span><text:span text:style-name="T86">) por padrão. Se quisermos que ele imprima os detalhes do que está fazendo, basta utilizar o argumento </text:span><text:span text:style-name="Source_20_Text"><text:span text:style-name="T86">-v </text:span></text:span><text:span text:style-name="Strong_20_Emphasis"><text:span text:style-name="T86">(verbose)</text:span></text:span><text:span text:style-name="T86">.</text:span></text:p>
      <text:p text:style-name="P90"><text:span text:style-name="Source_20_Text"><text:span text:style-name="T165">Se compararmos os tamanhos do arquivo .zip e do .tar.gz </text:span></text:span><text:span text:style-name="Source_20_Text"><text:span text:style-name="T160">podemos</text:span></text:span><text:span text:style-name="Source_20_Text"><text:span text:style-name="T165"> perceber que o .tar.gz fic</text:span></text:span><text:span text:style-name="Source_20_Text"><text:span text:style-name="T160">a</text:span></text:span><text:span text:style-name="Source_20_Text"><text:span text:style-name="T165"> menor, mas isso não necessariamente irá sempre ocorrer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09T16:46:52.851000000</dc:date>
    <meta:editing-duration>PT18H37M1S</meta:editing-duration>
    <meta:editing-cycles>75</meta:editing-cycles>
    <meta:document-statistic meta:table-count="1" meta:image-count="1" meta:object-count="0" meta:page-count="12" meta:paragraph-count="239" meta:word-count="4041" meta:character-count="24420" meta:non-whitespace-character-count="20618"/>
  </office:meta>
</office:document-meta>
</file>